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" table:style-name="ta1">
        <table:shapes>
          <draw:frame draw:z-index="0" draw:style-name="gr1" draw:text-style-name="P1" svg:width="563.95pt" svg:height="307.53pt" svg:x="224.02pt" svg:y="113.98pt">
            <loext:p draw:notify-on-update-of-ranges="'10'.A3:'10'.A3 '10'.A4:'10'.A33 '10'.B3:'10'.B3 '10'.B4:'10'.B33 '10'.C3:'10'.C3 '10'.C4:'10'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aset size: 10</text:p>
          </table:table-cell>
          <table:table-cell table:style-name="ce1"/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Query 0</text:p>
          </table:table-cell>
          <table:table-cell table:style-name="ce2" office:value-type="string" calcext:value-type="string">
            <text:p>Query 1</text:p>
          </table:table-cell>
          <table:table-cell table:style-name="ce2" office:value-type="string" calcext:value-type="string">
            <text:p>Query 2</text:p>
          </table:table-cell>
          <table:table-cell table:number-columns-repeated="2"/>
          <table:table-cell table:style-name="ce2" office:value-type="string" calcext:value-type="string">
            <text:p>Query 0</text:p>
          </table:table-cell>
          <table:table-cell table:style-name="ce2" office:value-type="string" calcext:value-type="string">
            <text:p>Query 1</text:p>
          </table:table-cell>
          <table:table-cell table:style-name="ce2" office:value-type="string" calcext:value-type="string">
            <text:p>Query 2</text:p>
          </table:table-cell>
        </table:table-row>
        <table:table-row table:style-name="ro2">
          <table:table-cell office:value-type="float" office:value="0.00847889899978327" calcext:value-type="float">
            <text:p>0.008478899</text:p>
          </table:table-cell>
          <table:table-cell office:value-type="float" office:value="0.0130009419999624" calcext:value-type="float">
            <text:p>0.013000942</text:p>
          </table:table-cell>
          <table:table-cell office:value-type="float" office:value="0.0263813060000757" calcext:value-type="float">
            <text:p>0.026381306</text:p>
          </table:table-cell>
          <table:table-cell/>
          <table:table-cell table:style-name="ce3" office:value-type="string" calcext:value-type="string">
            <text:p>First ms [1:1)</text:p>
          </table:table-cell>
          <table:table-cell table:formula="of:=[.A4]" office:value-type="float" office:value="0.00847889899978327" calcext:value-type="float">
            <text:p>0.008478899</text:p>
          </table:table-cell>
          <table:table-cell table:formula="of:=[.B4]" office:value-type="float" office:value="0.0130009419999624" calcext:value-type="float">
            <text:p>0.013000942</text:p>
          </table:table-cell>
          <table:table-cell table:formula="of:=[.C4]" office:value-type="float" office:value="0.0263813060000757" calcext:value-type="float">
            <text:p>0.026381306</text:p>
          </table:table-cell>
        </table:table-row>
        <table:table-row table:style-name="ro2">
          <table:table-cell office:value-type="float" office:value="0.0043739910001932" calcext:value-type="float">
            <text:p>0.004373991</text:p>
          </table:table-cell>
          <table:table-cell office:value-type="float" office:value="0.00395181500016406" calcext:value-type="float">
            <text:p>0.003951815</text:p>
          </table:table-cell>
          <table:table-cell office:value-type="float" office:value="0.00470501000017976" calcext:value-type="float">
            <text:p>0.00470501</text:p>
          </table:table-cell>
          <table:table-cell/>
          <table:table-cell table:style-name="ce3" office:value-type="string" calcext:value-type="string">
            <text:p>Average ms (1:30]</text:p>
          </table:table-cell>
          <table:table-cell table:formula="of:=AVERAGE([.A5:.A33])" office:value-type="float" office:value="0.00474837989657254" calcext:value-type="float">
            <text:p>0.0047483799</text:p>
          </table:table-cell>
          <table:table-cell table:formula="of:=AVERAGE([.B5:.B33])" office:value-type="float" office:value="0.00333286041385973" calcext:value-type="float">
            <text:p>0.0033328604</text:p>
          </table:table-cell>
          <table:table-cell table:formula="of:=AVERAGE([.C5:.C33])" office:value-type="float" office:value="0.00498684972416382" calcext:value-type="float">
            <text:p>0.0049868497</text:p>
          </table:table-cell>
        </table:table-row>
        <table:table-row table:style-name="ro2">
          <table:table-cell office:value-type="float" office:value="0.00408594900000026" calcext:value-type="float">
            <text:p>0.004085949</text:p>
          </table:table-cell>
          <table:table-cell office:value-type="float" office:value="0.00391998200029775" calcext:value-type="float">
            <text:p>0.003919982</text:p>
          </table:table-cell>
          <table:table-cell office:value-type="float" office:value="0.0049620159998085" calcext:value-type="float">
            <text:p>0.004962016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formula="of:=STDEV([.A5:.A33])" office:value-type="float" office:value="0.00164941548647737" calcext:value-type="float">
            <text:p>0.0016494155</text:p>
          </table:table-cell>
          <table:table-cell table:formula="of:=STDEV([.B5:.B33])" office:value-type="float" office:value="0.000317839867908845" calcext:value-type="float">
            <text:p>0.0003178399</text:p>
          </table:table-cell>
          <table:table-cell table:formula="of:=STDEV([.C5:.C33])" office:value-type="float" office:value="0.000469889498708992" calcext:value-type="float">
            <text:p>0.0004698895</text:p>
          </table:table-cell>
        </table:table-row>
        <table:table-row table:style-name="ro2">
          <table:table-cell office:value-type="float" office:value="0.00465597199990953" calcext:value-type="float">
            <text:p>0.004655972</text:p>
          </table:table-cell>
          <table:table-cell office:value-type="float" office:value="0.00392645400006586" calcext:value-type="float">
            <text:p>0.003926454</text:p>
          </table:table-cell>
          <table:table-cell office:value-type="float" office:value="0.00472284299985404" calcext:value-type="float">
            <text:p>0.004722843</text:p>
          </table:table-cell>
          <table:table-cell/>
          <table:table-cell table:style-name="ce3" office:value-type="string" calcext:value-type="string">
            <text:p>Confidence Interval (0.95)</text:p>
          </table:table-cell>
          <table:table-cell table:formula="of:=(0.95 * [.F6] / SQRT(29))" office:value-type="float" office:value="0.000290974328228088" calcext:value-type="float">
            <text:p>0.0002909743</text:p>
          </table:table-cell>
          <table:table-cell table:formula="of:=(0.95 * [.G6] / SQRT(29))" office:value-type="float" office:value="0.0000560703126696083" calcext:value-type="float">
            <text:p>5.60703126696083E-05</text:p>
          </table:table-cell>
          <table:table-cell table:formula="of:=(0.95 * [.H6] / SQRT(29))" office:value-type="float" office:value="0.000082893474900181" calcext:value-type="float">
            <text:p>8.2893474900181E-05</text:p>
          </table:table-cell>
        </table:table-row>
        <table:table-row table:style-name="ro2">
          <table:table-cell office:value-type="float" office:value="0.00437891100000343" calcext:value-type="float">
            <text:p>0.004378911</text:p>
          </table:table-cell>
          <table:table-cell office:value-type="float" office:value="0.00408558600020115" calcext:value-type="float">
            <text:p>0.004085586</text:p>
          </table:table-cell>
          <table:table-cell office:value-type="float" office:value="0.00491381100027866" calcext:value-type="float">
            <text:p>0.004913811</text:p>
          </table:table-cell>
          <table:table-cell table:number-columns-repeated="5"/>
        </table:table-row>
        <table:table-row table:style-name="ro2">
          <table:table-cell office:value-type="float" office:value="0.0040736860000834" calcext:value-type="float">
            <text:p>0.004073686</text:p>
          </table:table-cell>
          <table:table-cell office:value-type="float" office:value="0.00385372800019468" calcext:value-type="float">
            <text:p>0.003853728</text:p>
          </table:table-cell>
          <table:table-cell office:value-type="float" office:value="0.00464280100004544" calcext:value-type="float">
            <text:p>0.004642801</text:p>
          </table:table-cell>
          <table:table-cell table:number-columns-repeated="5"/>
        </table:table-row>
        <table:table-row table:style-name="ro2">
          <table:table-cell office:value-type="float" office:value="0.00410555600001317" calcext:value-type="float">
            <text:p>0.004105556</text:p>
          </table:table-cell>
          <table:table-cell office:value-type="float" office:value="0.00347241200006465" calcext:value-type="float">
            <text:p>0.003472412</text:p>
          </table:table-cell>
          <table:table-cell office:value-type="float" office:value="0.00485852099973272" calcext:value-type="float">
            <text:p>0.004858521</text:p>
          </table:table-cell>
          <table:table-cell table:number-columns-repeated="5"/>
        </table:table-row>
        <table:table-row table:style-name="ro2">
          <table:table-cell office:value-type="float" office:value="0.00426844899993739" calcext:value-type="float">
            <text:p>0.004268449</text:p>
          </table:table-cell>
          <table:table-cell office:value-type="float" office:value="0.00315108300037536" calcext:value-type="float">
            <text:p>0.003151083</text:p>
          </table:table-cell>
          <table:table-cell office:value-type="float" office:value="0.00471247699988453" calcext:value-type="float">
            <text:p>0.004712477</text:p>
          </table:table-cell>
          <table:table-cell table:number-columns-repeated="5"/>
        </table:table-row>
        <table:table-row table:style-name="ro2">
          <table:table-cell office:value-type="float" office:value="0.00416730599999937" calcext:value-type="float">
            <text:p>0.004167306</text:p>
          </table:table-cell>
          <table:table-cell office:value-type="float" office:value="0.00329140099984215" calcext:value-type="float">
            <text:p>0.003291401</text:p>
          </table:table-cell>
          <table:table-cell office:value-type="float" office:value="0.00468812400004026" calcext:value-type="float">
            <text:p>0.004688124</text:p>
          </table:table-cell>
          <table:table-cell table:number-columns-repeated="5"/>
        </table:table-row>
        <table:table-row table:style-name="ro2">
          <table:table-cell office:value-type="float" office:value="0.00421875200026989" calcext:value-type="float">
            <text:p>0.004218752</text:p>
          </table:table-cell>
          <table:table-cell office:value-type="float" office:value="0.00319352199994682" calcext:value-type="float">
            <text:p>0.003193522</text:p>
          </table:table-cell>
          <table:table-cell office:value-type="float" office:value="0.00473996499977147" calcext:value-type="float">
            <text:p>0.004739965</text:p>
          </table:table-cell>
          <table:table-cell table:number-columns-repeated="5"/>
        </table:table-row>
        <table:table-row table:style-name="ro2">
          <table:table-cell office:value-type="float" office:value="0.00412482499996258" calcext:value-type="float">
            <text:p>0.004124825</text:p>
          </table:table-cell>
          <table:table-cell office:value-type="float" office:value="0.00310889399997904" calcext:value-type="float">
            <text:p>0.003108894</text:p>
          </table:table-cell>
          <table:table-cell office:value-type="float" office:value="0.00468046900004993" calcext:value-type="float">
            <text:p>0.004680469</text:p>
          </table:table-cell>
          <table:table-cell table:number-columns-repeated="5"/>
        </table:table-row>
        <table:table-row table:style-name="ro2">
          <table:table-cell office:value-type="float" office:value="0.00402565900003538" calcext:value-type="float">
            <text:p>0.004025659</text:p>
          </table:table-cell>
          <table:table-cell office:value-type="float" office:value="0.00308206500039887" calcext:value-type="float">
            <text:p>0.003082065</text:p>
          </table:table-cell>
          <table:table-cell office:value-type="float" office:value="0.0046592030003012" calcext:value-type="float">
            <text:p>0.004659203</text:p>
          </table:table-cell>
          <table:table-cell table:number-columns-repeated="5"/>
        </table:table-row>
        <table:table-row table:style-name="ro2">
          <table:table-cell office:value-type="float" office:value="0.00405183700013367" calcext:value-type="float">
            <text:p>0.004051837</text:p>
          </table:table-cell>
          <table:table-cell office:value-type="float" office:value="0.00309239000034722" calcext:value-type="float">
            <text:p>0.00309239</text:p>
          </table:table-cell>
          <table:table-cell office:value-type="float" office:value="0.00613238900041324" calcext:value-type="float">
            <text:p>0.006132389</text:p>
          </table:table-cell>
          <table:table-cell table:number-columns-repeated="5"/>
        </table:table-row>
        <table:table-row table:style-name="ro2">
          <table:table-cell office:value-type="float" office:value="0.00445390300001236" calcext:value-type="float">
            <text:p>0.004453903</text:p>
          </table:table-cell>
          <table:table-cell office:value-type="float" office:value="0.00353078500029369" calcext:value-type="float">
            <text:p>0.003530785</text:p>
          </table:table-cell>
          <table:table-cell office:value-type="float" office:value="0.00507594200007588" calcext:value-type="float">
            <text:p>0.005075942</text:p>
          </table:table-cell>
          <table:table-cell table:number-columns-repeated="5"/>
        </table:table-row>
        <table:table-row table:style-name="ro2">
          <table:table-cell office:value-type="float" office:value="0.004655862999698" calcext:value-type="float">
            <text:p>0.004655863</text:p>
          </table:table-cell>
          <table:table-cell office:value-type="float" office:value="0.00322513199989771" calcext:value-type="float">
            <text:p>0.003225132</text:p>
          </table:table-cell>
          <table:table-cell office:value-type="float" office:value="0.00512758300010319" calcext:value-type="float">
            <text:p>0.005127583</text:p>
          </table:table-cell>
          <table:table-cell table:number-columns-repeated="5"/>
        </table:table-row>
        <table:table-row table:style-name="ro2">
          <table:table-cell office:value-type="float" office:value="0.0040800069996294" calcext:value-type="float">
            <text:p>0.004080007</text:p>
          </table:table-cell>
          <table:table-cell office:value-type="float" office:value="0.00312584299990704" calcext:value-type="float">
            <text:p>0.003125843</text:p>
          </table:table-cell>
          <table:table-cell office:value-type="float" office:value="0.0047478520000368" calcext:value-type="float">
            <text:p>0.004747852</text:p>
          </table:table-cell>
          <table:table-cell table:number-columns-repeated="5"/>
        </table:table-row>
        <table:table-row table:style-name="ro2">
          <table:table-cell office:value-type="float" office:value="0.00431165999998484" calcext:value-type="float">
            <text:p>0.00431166</text:p>
          </table:table-cell>
          <table:table-cell office:value-type="float" office:value="0.0030793089999861" calcext:value-type="float">
            <text:p>0.003079309</text:p>
          </table:table-cell>
          <table:table-cell office:value-type="float" office:value="0.00483259500015265" calcext:value-type="float">
            <text:p>0.004832595</text:p>
          </table:table-cell>
          <table:table-cell table:number-columns-repeated="5"/>
        </table:table-row>
        <table:table-row table:style-name="ro2">
          <table:table-cell office:value-type="float" office:value="0.00408936000030735" calcext:value-type="float">
            <text:p>0.00408936</text:p>
          </table:table-cell>
          <table:table-cell office:value-type="float" office:value="0.00306622400012202" calcext:value-type="float">
            <text:p>0.003066224</text:p>
          </table:table-cell>
          <table:table-cell office:value-type="float" office:value="0.00519726199991055" calcext:value-type="float">
            <text:p>0.005197262</text:p>
          </table:table-cell>
          <table:table-cell table:number-columns-repeated="5"/>
        </table:table-row>
        <table:table-row table:style-name="ro2">
          <table:table-cell office:value-type="float" office:value="0.00490232499987542" calcext:value-type="float">
            <text:p>0.004902325</text:p>
          </table:table-cell>
          <table:table-cell office:value-type="float" office:value="0.00355218999993667" calcext:value-type="float">
            <text:p>0.00355219</text:p>
          </table:table-cell>
          <table:table-cell office:value-type="float" office:value="0.00476163800021823" calcext:value-type="float">
            <text:p>0.004761638</text:p>
          </table:table-cell>
          <table:table-cell table:number-columns-repeated="5"/>
        </table:table-row>
        <table:table-row table:style-name="ro2">
          <table:table-cell office:value-type="float" office:value="0.00586014400005297" calcext:value-type="float">
            <text:p>0.005860144</text:p>
          </table:table-cell>
          <table:table-cell office:value-type="float" office:value="0.00335463600004004" calcext:value-type="float">
            <text:p>0.003354636</text:p>
          </table:table-cell>
          <table:table-cell office:value-type="float" office:value="0.00646948799976599" calcext:value-type="float">
            <text:p>0.006469488</text:p>
          </table:table-cell>
          <table:table-cell table:number-columns-repeated="5"/>
        </table:table-row>
        <table:table-row table:style-name="ro2">
          <table:table-cell office:value-type="float" office:value="0.00441111899999669" calcext:value-type="float">
            <text:p>0.004411119</text:p>
          </table:table-cell>
          <table:table-cell office:value-type="float" office:value="0.00313963199960199" calcext:value-type="float">
            <text:p>0.003139632</text:p>
          </table:table-cell>
          <table:table-cell office:value-type="float" office:value="0.00619049799979621" calcext:value-type="float">
            <text:p>0.006190498</text:p>
          </table:table-cell>
          <table:table-cell table:number-columns-repeated="5"/>
        </table:table-row>
        <table:table-row table:style-name="ro2">
          <table:table-cell office:value-type="float" office:value="0.00444545200025459" calcext:value-type="float">
            <text:p>0.004445452</text:p>
          </table:table-cell>
          <table:table-cell office:value-type="float" office:value="0.00310208300015802" calcext:value-type="float">
            <text:p>0.003102083</text:p>
          </table:table-cell>
          <table:table-cell office:value-type="float" office:value="0.00508849799962263" calcext:value-type="float">
            <text:p>0.005088498</text:p>
          </table:table-cell>
          <table:table-cell table:number-columns-repeated="5"/>
        </table:table-row>
        <table:table-row table:style-name="ro2">
          <table:table-cell office:value-type="float" office:value="0.00516734300026656" calcext:value-type="float">
            <text:p>0.005167343</text:p>
          </table:table-cell>
          <table:table-cell office:value-type="float" office:value="0.00309831699996721" calcext:value-type="float">
            <text:p>0.003098317</text:p>
          </table:table-cell>
          <table:table-cell office:value-type="float" office:value="0.00493120300006922" calcext:value-type="float">
            <text:p>0.004931203</text:p>
          </table:table-cell>
          <table:table-cell table:number-columns-repeated="5"/>
        </table:table-row>
        <table:table-row table:style-name="ro2">
          <table:table-cell office:value-type="float" office:value="0.00499471100010851" calcext:value-type="float">
            <text:p>0.004994711</text:p>
          </table:table-cell>
          <table:table-cell office:value-type="float" office:value="0.00309067299986054" calcext:value-type="float">
            <text:p>0.003090673</text:p>
          </table:table-cell>
          <table:table-cell office:value-type="float" office:value="0.00499655700014046" calcext:value-type="float">
            <text:p>0.004996557</text:p>
          </table:table-cell>
          <table:table-cell table:number-columns-repeated="5"/>
        </table:table-row>
        <table:table-row table:style-name="ro2">
          <table:table-cell office:value-type="float" office:value="0.00432894199957446" calcext:value-type="float">
            <text:p>0.004328942</text:p>
          </table:table-cell>
          <table:table-cell office:value-type="float" office:value="0.00318381999977646" calcext:value-type="float">
            <text:p>0.00318382</text:p>
          </table:table-cell>
          <table:table-cell office:value-type="float" office:value="0.00485111100033464" calcext:value-type="float">
            <text:p>0.004851111</text:p>
          </table:table-cell>
          <table:table-cell table:number-columns-repeated="5"/>
        </table:table-row>
        <table:table-row table:style-name="ro2">
          <table:table-cell office:value-type="float" office:value="0.00418056299986347" calcext:value-type="float">
            <text:p>0.004180563</text:p>
          </table:table-cell>
          <table:table-cell office:value-type="float" office:value="0.00311635800017029" calcext:value-type="float">
            <text:p>0.003116358</text:p>
          </table:table-cell>
          <table:table-cell office:value-type="float" office:value="0.00468746200021997" calcext:value-type="float">
            <text:p>0.004687462</text:p>
          </table:table-cell>
          <table:table-cell table:number-columns-repeated="5"/>
        </table:table-row>
        <table:table-row table:style-name="ro2">
          <table:table-cell office:value-type="float" office:value="0.004038305999984" calcext:value-type="float">
            <text:p>0.004038306</text:p>
          </table:table-cell>
          <table:table-cell office:value-type="float" office:value="0.00313683600006698" calcext:value-type="float">
            <text:p>0.003136836</text:p>
          </table:table-cell>
          <table:table-cell office:value-type="float" office:value="0.00499409099984405" calcext:value-type="float">
            <text:p>0.004994091</text:p>
          </table:table-cell>
          <table:table-cell table:number-columns-repeated="5"/>
        </table:table-row>
        <table:table-row table:style-name="ro2">
          <table:table-cell office:value-type="float" office:value="0.00492809200022748" calcext:value-type="float">
            <text:p>0.004928092</text:p>
          </table:table-cell>
          <table:table-cell office:value-type="float" office:value="0.00338249800006452" calcext:value-type="float">
            <text:p>0.003382498</text:p>
          </table:table-cell>
          <table:table-cell office:value-type="float" office:value="0.00466107500005819" calcext:value-type="float">
            <text:p>0.004661075</text:p>
          </table:table-cell>
          <table:table-cell table:number-columns-repeated="5"/>
        </table:table-row>
        <table:table-row table:style-name="ro2">
          <table:table-cell office:value-type="float" office:value="0.00532339200026399" calcext:value-type="float">
            <text:p>0.005323392</text:p>
          </table:table-cell>
          <table:table-cell office:value-type="float" office:value="0.00327186599997731" calcext:value-type="float">
            <text:p>0.003271866</text:p>
          </table:table-cell>
          <table:table-cell office:value-type="float" office:value="0.00477540200017756" calcext:value-type="float">
            <text:p>0.004775402</text:p>
          </table:table-cell>
          <table:table-cell table:number-columns-repeated="5"/>
        </table:table-row>
        <table:table-row table:style-name="ro2">
          <table:table-cell office:value-type="float" office:value="0.0130009419999624" calcext:value-type="float">
            <text:p>0.013000942</text:p>
          </table:table-cell>
          <table:table-cell office:value-type="float" office:value="0.00306741800022792" calcext:value-type="float">
            <text:p>0.003067418</text:p>
          </table:table-cell>
          <table:table-cell office:value-type="float" office:value="0.00481275599986475" calcext:value-type="float">
            <text:p>0.004812756</text:p>
          </table:table-cell>
          <table:table-cell table:number-columns-repeated="5"/>
        </table:table-row>
      </table:table>
      <table:table table:name="100" table:style-name="ta1">
        <table:shapes>
          <draw:frame draw:z-index="0" draw:style-name="gr1" draw:text-style-name="P1" svg:width="551.74pt" svg:height="315.61pt" svg:x="219.77pt" svg:y="103.72pt">
            <loext:p draw:notify-on-update-of-ranges="'100'.A3:'100'.A3 '100'.A4:'100'.A33 '100'.B3:'100'.B3 '100'.B4:'100'.B33 '100'.C3:'100'.C3 '100'.C4:'100'.C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aset size: 100</text:p>
          </table:table-cell>
          <table:table-cell table:style-name="ce1"/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Query 0</text:p>
          </table:table-cell>
          <table:table-cell table:style-name="ce2" office:value-type="string" calcext:value-type="string">
            <text:p>Query 1</text:p>
          </table:table-cell>
          <table:table-cell table:style-name="ce2" office:value-type="string" calcext:value-type="string">
            <text:p>Query 2</text:p>
          </table:table-cell>
          <table:table-cell table:number-columns-repeated="2"/>
          <table:table-cell table:style-name="ce2" office:value-type="string" calcext:value-type="string">
            <text:p>Query 0</text:p>
          </table:table-cell>
          <table:table-cell table:style-name="ce2" office:value-type="string" calcext:value-type="string">
            <text:p>Query 1</text:p>
          </table:table-cell>
          <table:table-cell table:style-name="ce2" office:value-type="string" calcext:value-type="string">
            <text:p>Query 2</text:p>
          </table:table-cell>
        </table:table-row>
        <table:table-row table:style-name="ro2">
          <table:table-cell office:value-type="float" office:value="0.0156650760000048" calcext:value-type="float">
            <text:p>0.015665076</text:p>
          </table:table-cell>
          <table:table-cell office:value-type="float" office:value="0.0135025899999164" calcext:value-type="float">
            <text:p>0.01350259</text:p>
          </table:table-cell>
          <table:table-cell office:value-type="float" office:value="0.0691361540002617" calcext:value-type="float">
            <text:p>0.069136154</text:p>
          </table:table-cell>
          <table:table-cell/>
          <table:table-cell table:style-name="ce3" office:value-type="string" calcext:value-type="string">
            <text:p>First ms [1:1)</text:p>
          </table:table-cell>
          <table:table-cell table:formula="of:=[.A4]" office:value-type="float" office:value="0.0156650760000048" calcext:value-type="float">
            <text:p>0.015665076</text:p>
          </table:table-cell>
          <table:table-cell table:formula="of:=[.B4]" office:value-type="float" office:value="0.0135025899999164" calcext:value-type="float">
            <text:p>0.01350259</text:p>
          </table:table-cell>
          <table:table-cell table:formula="of:=[.C4]" office:value-type="float" office:value="0.0691361540002617" calcext:value-type="float">
            <text:p>0.069136154</text:p>
          </table:table-cell>
        </table:table-row>
        <table:table-row table:style-name="ro2">
          <table:table-cell office:value-type="float" office:value="0.0115902839997943" calcext:value-type="float">
            <text:p>0.011590284</text:p>
          </table:table-cell>
          <table:table-cell office:value-type="float" office:value="0.00487114399993516" calcext:value-type="float">
            <text:p>0.004871144</text:p>
          </table:table-cell>
          <table:table-cell office:value-type="float" office:value="0.0475954530002127" calcext:value-type="float">
            <text:p>0.047595453</text:p>
          </table:table-cell>
          <table:table-cell/>
          <table:table-cell table:style-name="ce3" office:value-type="string" calcext:value-type="string">
            <text:p>Average ms (1:30]</text:p>
          </table:table-cell>
          <table:table-cell table:formula="of:=AVERAGE([.A5:.A33])" office:value-type="float" office:value="0.0128516601034319" calcext:value-type="float">
            <text:p>0.0128516601</text:p>
          </table:table-cell>
          <table:table-cell table:formula="of:=AVERAGE([.B5:.B33])" office:value-type="float" office:value="0.00585440348274052" calcext:value-type="float">
            <text:p>0.0058544035</text:p>
          </table:table-cell>
          <table:table-cell table:formula="of:=AVERAGE([.C5:.C33])" office:value-type="float" office:value="0.0293571476896934" calcext:value-type="float">
            <text:p>0.0293571477</text:p>
          </table:table-cell>
        </table:table-row>
        <table:table-row table:style-name="ro2">
          <table:table-cell office:value-type="float" office:value="0.0109149869999783" calcext:value-type="float">
            <text:p>0.010914987</text:p>
          </table:table-cell>
          <table:table-cell office:value-type="float" office:value="0.00471363399992697" calcext:value-type="float">
            <text:p>0.004713634</text:p>
          </table:table-cell>
          <table:table-cell office:value-type="float" office:value="0.0245314650001092" calcext:value-type="float">
            <text:p>0.024531465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formula="of:=STDEV([.A5:.A33])" office:value-type="float" office:value="0.00287673466364871" calcext:value-type="float">
            <text:p>0.0028767347</text:p>
          </table:table-cell>
          <table:table-cell table:formula="of:=STDEV([.B5:.B33])" office:value-type="float" office:value="0.00104308988726738" calcext:value-type="float">
            <text:p>0.0010430899</text:p>
          </table:table-cell>
          <table:table-cell table:formula="of:=STDEV([.C5:.C33])" office:value-type="float" office:value="0.00881419683323988" calcext:value-type="float">
            <text:p>0.0088141968</text:p>
          </table:table-cell>
        </table:table-row>
        <table:table-row table:style-name="ro2">
          <table:table-cell office:value-type="float" office:value="0.0110529730000053" calcext:value-type="float">
            <text:p>0.011052973</text:p>
          </table:table-cell>
          <table:table-cell office:value-type="float" office:value="0.00607887499973003" calcext:value-type="float">
            <text:p>0.006078875</text:p>
          </table:table-cell>
          <table:table-cell office:value-type="float" office:value="0.0245805270001256" calcext:value-type="float">
            <text:p>0.024580527</text:p>
          </table:table-cell>
          <table:table-cell/>
          <table:table-cell table:style-name="ce3" office:value-type="string" calcext:value-type="string">
            <text:p>Confidence Interval (0.95)</text:p>
          </table:table-cell>
          <table:table-cell table:formula="of:=(0.95 * [.F6] / SQRT(29))" office:value-type="float" office:value="0.0005074864054013" calcext:value-type="float">
            <text:p>0.0005074864</text:p>
          </table:table-cell>
          <table:table-cell table:formula="of:=(0.95 * [.G6] / SQRT(29))" office:value-type="float" office:value="0.00018401208289692" calcext:value-type="float">
            <text:p>0.0001840121</text:p>
          </table:table-cell>
          <table:table-cell table:formula="of:=(0.95 * [.H6] / SQRT(29))" office:value-type="float" office:value="0.0015549174986222" calcext:value-type="float">
            <text:p>0.0015549175</text:p>
          </table:table-cell>
        </table:table-row>
        <table:table-row table:style-name="ro2">
          <table:table-cell office:value-type="float" office:value="0.0115114779996475" calcext:value-type="float">
            <text:p>0.011511478</text:p>
          </table:table-cell>
          <table:table-cell office:value-type="float" office:value="0.00552698199999213" calcext:value-type="float">
            <text:p>0.005526982</text:p>
          </table:table-cell>
          <table:table-cell office:value-type="float" office:value="0.0244144689995664" calcext:value-type="float">
            <text:p>0.024414469</text:p>
          </table:table-cell>
          <table:table-cell table:number-columns-repeated="5"/>
        </table:table-row>
        <table:table-row table:style-name="ro2">
          <table:table-cell office:value-type="float" office:value="0.011999324000044" calcext:value-type="float">
            <text:p>0.011999324</text:p>
          </table:table-cell>
          <table:table-cell office:value-type="float" office:value="0.00552790999972785" calcext:value-type="float">
            <text:p>0.00552791</text:p>
          </table:table-cell>
          <table:table-cell office:value-type="float" office:value="0.0500868240001182" calcext:value-type="float">
            <text:p>0.050086824</text:p>
          </table:table-cell>
          <table:table-cell table:number-columns-repeated="5"/>
        </table:table-row>
        <table:table-row table:style-name="ro2">
          <table:table-cell office:value-type="float" office:value="0.0125782029999755" calcext:value-type="float">
            <text:p>0.012578203</text:p>
          </table:table-cell>
          <table:table-cell office:value-type="float" office:value="0.00544753400026821" calcext:value-type="float">
            <text:p>0.005447534</text:p>
          </table:table-cell>
          <table:table-cell office:value-type="float" office:value="0.0246261239999512" calcext:value-type="float">
            <text:p>0.024626124</text:p>
          </table:table-cell>
          <table:table-cell table:number-columns-repeated="5"/>
        </table:table-row>
        <table:table-row table:style-name="ro2">
          <table:table-cell office:value-type="float" office:value="0.0142997550001383" calcext:value-type="float">
            <text:p>0.014299755</text:p>
          </table:table-cell>
          <table:table-cell office:value-type="float" office:value="0.00500859500016304" calcext:value-type="float">
            <text:p>0.005008595</text:p>
          </table:table-cell>
          <table:table-cell office:value-type="float" office:value="0.0251491509998232" calcext:value-type="float">
            <text:p>0.025149151</text:p>
          </table:table-cell>
          <table:table-cell table:number-columns-repeated="5"/>
        </table:table-row>
        <table:table-row table:style-name="ro2">
          <table:table-cell office:value-type="float" office:value="0.0134180770000967" calcext:value-type="float">
            <text:p>0.013418077</text:p>
          </table:table-cell>
          <table:table-cell office:value-type="float" office:value="0.00461856700030694" calcext:value-type="float">
            <text:p>0.004618567</text:p>
          </table:table-cell>
          <table:table-cell office:value-type="float" office:value="0.0258084429997325" calcext:value-type="float">
            <text:p>0.025808443</text:p>
          </table:table-cell>
          <table:table-cell table:number-columns-repeated="5"/>
        </table:table-row>
        <table:table-row table:style-name="ro2">
          <table:table-cell office:value-type="float" office:value="0.0121019919997707" calcext:value-type="float">
            <text:p>0.012101992</text:p>
          </table:table-cell>
          <table:table-cell office:value-type="float" office:value="0.00566329699995549" calcext:value-type="float">
            <text:p>0.005663297</text:p>
          </table:table-cell>
          <table:table-cell office:value-type="float" office:value="0.0313038480003343" calcext:value-type="float">
            <text:p>0.031303848</text:p>
          </table:table-cell>
          <table:table-cell table:number-columns-repeated="5"/>
        </table:table-row>
        <table:table-row table:style-name="ro2">
          <table:table-cell office:value-type="float" office:value="0.0110214300002554" calcext:value-type="float">
            <text:p>0.01102143</text:p>
          </table:table-cell>
          <table:table-cell office:value-type="float" office:value="0.004988886999854" calcext:value-type="float">
            <text:p>0.004988887</text:p>
          </table:table-cell>
          <table:table-cell office:value-type="float" office:value="0.0277272879998236" calcext:value-type="float">
            <text:p>0.027727288</text:p>
          </table:table-cell>
          <table:table-cell table:number-columns-repeated="5"/>
        </table:table-row>
        <table:table-row table:style-name="ro2">
          <table:table-cell office:value-type="float" office:value="0.0107952499997737" calcext:value-type="float">
            <text:p>0.01079525</text:p>
          </table:table-cell>
          <table:table-cell office:value-type="float" office:value="0.0045836560002499" calcext:value-type="float">
            <text:p>0.004583656</text:p>
          </table:table-cell>
          <table:table-cell office:value-type="float" office:value="0.0294522130002406" calcext:value-type="float">
            <text:p>0.029452213</text:p>
          </table:table-cell>
          <table:table-cell table:number-columns-repeated="5"/>
        </table:table-row>
        <table:table-row table:style-name="ro2">
          <table:table-cell office:value-type="float" office:value="0.0109906529996806" calcext:value-type="float">
            <text:p>0.010990653</text:p>
          </table:table-cell>
          <table:table-cell office:value-type="float" office:value="0.00479661999997916" calcext:value-type="float">
            <text:p>0.00479662</text:p>
          </table:table-cell>
          <table:table-cell office:value-type="float" office:value="0.0246896540002126" calcext:value-type="float">
            <text:p>0.024689654</text:p>
          </table:table-cell>
          <table:table-cell table:number-columns-repeated="5"/>
        </table:table-row>
        <table:table-row table:style-name="ro2">
          <table:table-cell office:value-type="float" office:value="0.0108725550003328" calcext:value-type="float">
            <text:p>0.010872555</text:p>
          </table:table-cell>
          <table:table-cell office:value-type="float" office:value="0.00636499299980642" calcext:value-type="float">
            <text:p>0.006364993</text:p>
          </table:table-cell>
          <table:table-cell office:value-type="float" office:value="0.0256402520003576" calcext:value-type="float">
            <text:p>0.025640252</text:p>
          </table:table-cell>
          <table:table-cell table:number-columns-repeated="5"/>
        </table:table-row>
        <table:table-row table:style-name="ro2">
          <table:table-cell office:value-type="float" office:value="0.0106590980003602" calcext:value-type="float">
            <text:p>0.010659098</text:p>
          </table:table-cell>
          <table:table-cell office:value-type="float" office:value="0.00481708999996044" calcext:value-type="float">
            <text:p>0.00481709</text:p>
          </table:table-cell>
          <table:table-cell office:value-type="float" office:value="0.0248036170000887" calcext:value-type="float">
            <text:p>0.024803617</text:p>
          </table:table-cell>
          <table:table-cell table:number-columns-repeated="5"/>
        </table:table-row>
        <table:table-row table:style-name="ro2">
          <table:table-cell office:value-type="float" office:value="0.0109456650002358" calcext:value-type="float">
            <text:p>0.010945665</text:p>
          </table:table-cell>
          <table:table-cell office:value-type="float" office:value="0.0048498070000278" calcext:value-type="float">
            <text:p>0.004849807</text:p>
          </table:table-cell>
          <table:table-cell office:value-type="float" office:value="0.0246917209997264" calcext:value-type="float">
            <text:p>0.024691721</text:p>
          </table:table-cell>
          <table:table-cell table:number-columns-repeated="5"/>
        </table:table-row>
        <table:table-row table:style-name="ro2">
          <table:table-cell office:value-type="float" office:value="0.0117114989998299" calcext:value-type="float">
            <text:p>0.011711499</text:p>
          </table:table-cell>
          <table:table-cell office:value-type="float" office:value="0.00615445399989767" calcext:value-type="float">
            <text:p>0.006154454</text:p>
          </table:table-cell>
          <table:table-cell office:value-type="float" office:value="0.0240981699998883" calcext:value-type="float">
            <text:p>0.02409817</text:p>
          </table:table-cell>
          <table:table-cell table:number-columns-repeated="5"/>
        </table:table-row>
        <table:table-row table:style-name="ro2">
          <table:table-cell office:value-type="float" office:value="0.0111456650001855" calcext:value-type="float">
            <text:p>0.011145665</text:p>
          </table:table-cell>
          <table:table-cell office:value-type="float" office:value="0.00461214300003121" calcext:value-type="float">
            <text:p>0.004612143</text:p>
          </table:table-cell>
          <table:table-cell office:value-type="float" office:value="0.0249922860002698" calcext:value-type="float">
            <text:p>0.024992286</text:p>
          </table:table-cell>
          <table:table-cell table:number-columns-repeated="5"/>
        </table:table-row>
        <table:table-row table:style-name="ro2">
          <table:table-cell office:value-type="float" office:value="0.0109676790002595" calcext:value-type="float">
            <text:p>0.010967679</text:p>
          </table:table-cell>
          <table:table-cell office:value-type="float" office:value="0.00838517000011052" calcext:value-type="float">
            <text:p>0.00838517</text:p>
          </table:table-cell>
          <table:table-cell office:value-type="float" office:value="0.027810848000172" calcext:value-type="float">
            <text:p>0.027810848</text:p>
          </table:table-cell>
          <table:table-cell table:number-columns-repeated="5"/>
        </table:table-row>
        <table:table-row table:style-name="ro2">
          <table:table-cell office:value-type="float" office:value="0.0109531709999828" calcext:value-type="float">
            <text:p>0.010953171</text:p>
          </table:table-cell>
          <table:table-cell office:value-type="float" office:value="0.00761733300032574" calcext:value-type="float">
            <text:p>0.007617333</text:p>
          </table:table-cell>
          <table:table-cell office:value-type="float" office:value="0.042334966999988" calcext:value-type="float">
            <text:p>0.042334967</text:p>
          </table:table-cell>
          <table:table-cell table:number-columns-repeated="5"/>
        </table:table-row>
        <table:table-row table:style-name="ro2">
          <table:table-cell office:value-type="float" office:value="0.0117315009997583" calcext:value-type="float">
            <text:p>0.011731501</text:p>
          </table:table-cell>
          <table:table-cell office:value-type="float" office:value="0.00595382700021219" calcext:value-type="float">
            <text:p>0.005953827</text:p>
          </table:table-cell>
          <table:table-cell office:value-type="float" office:value="0.024385600000187" calcext:value-type="float">
            <text:p>0.0243856</text:p>
          </table:table-cell>
          <table:table-cell table:number-columns-repeated="5"/>
        </table:table-row>
        <table:table-row table:style-name="ro2">
          <table:table-cell office:value-type="float" office:value="0.0119881619998523" calcext:value-type="float">
            <text:p>0.011988162</text:p>
          </table:table-cell>
          <table:table-cell office:value-type="float" office:value="0.00667155399969488" calcext:value-type="float">
            <text:p>0.006671554</text:p>
          </table:table-cell>
          <table:table-cell office:value-type="float" office:value="0.0245779970000513" calcext:value-type="float">
            <text:p>0.024577997</text:p>
          </table:table-cell>
          <table:table-cell table:number-columns-repeated="5"/>
        </table:table-row>
        <table:table-row table:style-name="ro2">
          <table:table-cell office:value-type="float" office:value="0.0126598389997525" calcext:value-type="float">
            <text:p>0.012659839</text:p>
          </table:table-cell>
          <table:table-cell office:value-type="float" office:value="0.00583208399984869" calcext:value-type="float">
            <text:p>0.005832084</text:p>
          </table:table-cell>
          <table:table-cell office:value-type="float" office:value="0.0245830359999672" calcext:value-type="float">
            <text:p>0.024583036</text:p>
          </table:table-cell>
          <table:table-cell table:number-columns-repeated="5"/>
        </table:table-row>
        <table:table-row table:style-name="ro2">
          <table:table-cell office:value-type="float" office:value="0.0137801870000658" calcext:value-type="float">
            <text:p>0.013780187</text:p>
          </table:table-cell>
          <table:table-cell office:value-type="float" office:value="0.00575522700000875" calcext:value-type="float">
            <text:p>0.005755227</text:p>
          </table:table-cell>
          <table:table-cell office:value-type="float" office:value="0.0245143550000648" calcext:value-type="float">
            <text:p>0.024514355</text:p>
          </table:table-cell>
          <table:table-cell table:number-columns-repeated="5"/>
        </table:table-row>
        <table:table-row table:style-name="ro2">
          <table:table-cell office:value-type="float" office:value="0.0159061630001816" calcext:value-type="float">
            <text:p>0.015906163</text:p>
          </table:table-cell>
          <table:table-cell office:value-type="float" office:value="0.00757716899988736" calcext:value-type="float">
            <text:p>0.007577169</text:p>
          </table:table-cell>
          <table:table-cell office:value-type="float" office:value="0.0243368880001071" calcext:value-type="float">
            <text:p>0.024336888</text:p>
          </table:table-cell>
          <table:table-cell table:number-columns-repeated="5"/>
        </table:table-row>
        <table:table-row table:style-name="ro2">
          <table:table-cell office:value-type="float" office:value="0.0141021069998715" calcext:value-type="float">
            <text:p>0.014102107</text:p>
          </table:table-cell>
          <table:table-cell office:value-type="float" office:value="0.00598971599993092" calcext:value-type="float">
            <text:p>0.005989716</text:p>
          </table:table-cell>
          <table:table-cell office:value-type="float" office:value="0.024467321999964" calcext:value-type="float">
            <text:p>0.024467322</text:p>
          </table:table-cell>
          <table:table-cell table:number-columns-repeated="5"/>
        </table:table-row>
        <table:table-row table:style-name="ro2">
          <table:table-cell office:value-type="float" office:value="0.0240348820002509" calcext:value-type="float">
            <text:p>0.024034882</text:p>
          </table:table-cell>
          <table:table-cell office:value-type="float" office:value="0.0062405939997916" calcext:value-type="float">
            <text:p>0.006240594</text:p>
          </table:table-cell>
          <table:table-cell office:value-type="float" office:value="0.0247407480001129" calcext:value-type="float">
            <text:p>0.024740748</text:p>
          </table:table-cell>
          <table:table-cell table:number-columns-repeated="5"/>
        </table:table-row>
        <table:table-row table:style-name="ro2">
          <table:table-cell office:value-type="float" office:value="0.0185095829997408" calcext:value-type="float">
            <text:p>0.018509583</text:p>
          </table:table-cell>
          <table:table-cell office:value-type="float" office:value="0.00744216500015682" calcext:value-type="float">
            <text:p>0.007442165</text:p>
          </table:table-cell>
          <table:table-cell office:value-type="float" office:value="0.0275069489998714" calcext:value-type="float">
            <text:p>0.027506949</text:p>
          </table:table-cell>
          <table:table-cell table:number-columns-repeated="5"/>
        </table:table-row>
        <table:table-row table:style-name="ro2">
          <table:table-cell office:value-type="float" office:value="0.0146639279996634" calcext:value-type="float">
            <text:p>0.014663928</text:p>
          </table:table-cell>
          <table:table-cell office:value-type="float" office:value="0.00652108899976156" calcext:value-type="float">
            <text:p>0.006521089</text:p>
          </table:table-cell>
          <table:table-cell office:value-type="float" office:value="0.0540517560002627" calcext:value-type="float">
            <text:p>0.054051756</text:p>
          </table:table-cell>
          <table:table-cell table:number-columns-repeated="5"/>
        </table:table-row>
        <table:table-row table:style-name="ro2">
          <table:table-cell office:value-type="float" office:value="0.0157920530000411" calcext:value-type="float">
            <text:p>0.015792053</text:p>
          </table:table-cell>
          <table:table-cell office:value-type="float" office:value="0.00716758499993375" calcext:value-type="float">
            <text:p>0.007167585</text:p>
          </table:table-cell>
          <table:table-cell office:value-type="float" office:value="0.0438553119997778" calcext:value-type="float">
            <text:p>0.043855312</text:p>
          </table:table-cell>
          <table:table-cell table:number-columns-repeated="5"/>
        </table:table-row>
      </table:table>
      <table:table table:name="1000" table:style-name="ta1">
        <table:shapes>
          <draw:frame draw:z-index="0" draw:style-name="gr1" draw:text-style-name="P1" svg:width="551.74pt" svg:height="315.61pt" svg:x="229.35pt" svg:y="103.15pt">
            <loext:p draw:notify-on-update-of-ranges="'1000'.A3:'1000'.A3 '1000'.A4:'1000'.A33 '1000'.B3:'1000'.B3 '1000'.B4:'1000'.B33 '1000'.C3:'1000'.C3 '1000'.C4:'1000'.C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aset size: 1000</text:p>
          </table:table-cell>
          <table:table-cell table:style-name="ce1"/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Query 0</text:p>
          </table:table-cell>
          <table:table-cell table:style-name="ce2" office:value-type="string" calcext:value-type="string">
            <text:p>Query 1</text:p>
          </table:table-cell>
          <table:table-cell table:style-name="ce2" office:value-type="string" calcext:value-type="string">
            <text:p>Query 2</text:p>
          </table:table-cell>
          <table:table-cell table:number-columns-repeated="2"/>
          <table:table-cell table:style-name="ce2" office:value-type="string" calcext:value-type="string">
            <text:p>Query 0</text:p>
          </table:table-cell>
          <table:table-cell table:style-name="ce2" office:value-type="string" calcext:value-type="string">
            <text:p>Query 1</text:p>
          </table:table-cell>
          <table:table-cell table:style-name="ce2" office:value-type="string" calcext:value-type="string">
            <text:p>Query 2</text:p>
          </table:table-cell>
        </table:table-row>
        <table:table-row table:style-name="ro2">
          <table:table-cell office:value-type="float" office:value="0.209143701999892" calcext:value-type="float">
            <text:p>0.209143702</text:p>
          </table:table-cell>
          <table:table-cell office:value-type="float" office:value="0.0216874060001828" calcext:value-type="float">
            <text:p>0.021687406</text:p>
          </table:table-cell>
          <table:table-cell office:value-type="float" office:value="0.248370246999912" calcext:value-type="float">
            <text:p>0.248370247</text:p>
          </table:table-cell>
          <table:table-cell/>
          <table:table-cell table:style-name="ce3" office:value-type="string" calcext:value-type="string">
            <text:p>First ms [1:1)</text:p>
          </table:table-cell>
          <table:table-cell table:formula="of:=[.A4]" office:value-type="float" office:value="0.209143701999892" calcext:value-type="float">
            <text:p>0.209143702</text:p>
          </table:table-cell>
          <table:table-cell table:formula="of:=[.B4]" office:value-type="float" office:value="0.0216874060001828" calcext:value-type="float">
            <text:p>0.021687406</text:p>
          </table:table-cell>
          <table:table-cell table:formula="of:=[.C4]" office:value-type="float" office:value="0.248370246999912" calcext:value-type="float">
            <text:p>0.248370247</text:p>
          </table:table-cell>
        </table:table-row>
        <table:table-row table:style-name="ro2">
          <table:table-cell office:value-type="float" office:value="0.0803690869997809" calcext:value-type="float">
            <text:p>0.080369087</text:p>
          </table:table-cell>
          <table:table-cell office:value-type="float" office:value="0.00677857199980281" calcext:value-type="float">
            <text:p>0.006778572</text:p>
          </table:table-cell>
          <table:table-cell office:value-type="float" office:value="0.221464666999964" calcext:value-type="float">
            <text:p>0.221464667</text:p>
          </table:table-cell>
          <table:table-cell/>
          <table:table-cell table:style-name="ce3" office:value-type="string" calcext:value-type="string">
            <text:p>Average ms (1:30]</text:p>
          </table:table-cell>
          <table:table-cell table:formula="of:=AVERAGE([.A5:.A33])" office:value-type="float" office:value="0.0729521827241523" calcext:value-type="float">
            <text:p>0.0729521827</text:p>
          </table:table-cell>
          <table:table-cell table:formula="of:=AVERAGE([.B5:.B33])" office:value-type="float" office:value="0.00634000024138004" calcext:value-type="float">
            <text:p>0.0063400002</text:p>
          </table:table-cell>
          <table:table-cell table:formula="of:=AVERAGE([.C5:.C33])" office:value-type="float" office:value="0.261325693862012" calcext:value-type="float">
            <text:p>0.2613256939</text:p>
          </table:table-cell>
        </table:table-row>
        <table:table-row table:style-name="ro2">
          <table:table-cell office:value-type="float" office:value="0.0785195630000999" calcext:value-type="float">
            <text:p>0.078519563</text:p>
          </table:table-cell>
          <table:table-cell office:value-type="float" office:value="0.00647389400000975" calcext:value-type="float">
            <text:p>0.006473894</text:p>
          </table:table-cell>
          <table:table-cell office:value-type="float" office:value="0.217198848999942" calcext:value-type="float">
            <text:p>0.217198849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formula="of:=STDEV([.A5:.A33])" office:value-type="float" office:value="0.0220481920172012" calcext:value-type="float">
            <text:p>0.022048192</text:p>
          </table:table-cell>
          <table:table-cell table:formula="of:=STDEV([.B5:.B33])" office:value-type="float" office:value="0.000129633425206598" calcext:value-type="float">
            <text:p>0.0001296334</text:p>
          </table:table-cell>
          <table:table-cell table:formula="of:=STDEV([.C5:.C33])" office:value-type="float" office:value="0.0541636948929941" calcext:value-type="float">
            <text:p>0.0541636949</text:p>
          </table:table-cell>
        </table:table-row>
        <table:table-row table:style-name="ro2">
          <table:table-cell office:value-type="float" office:value="0.147579554999993" calcext:value-type="float">
            <text:p>0.147579555</text:p>
          </table:table-cell>
          <table:table-cell office:value-type="float" office:value="0.00629586100012603" calcext:value-type="float">
            <text:p>0.006295861</text:p>
          </table:table-cell>
          <table:table-cell office:value-type="float" office:value="0.378124459999981" calcext:value-type="float">
            <text:p>0.37812446</text:p>
          </table:table-cell>
          <table:table-cell/>
          <table:table-cell table:style-name="ce3" office:value-type="string" calcext:value-type="string">
            <text:p>Confidence Interval (0.95)</text:p>
          </table:table-cell>
          <table:table-cell table:formula="of:=(0.95 * [.F6] / SQRT(29))" office:value-type="float" office:value="0.00388953414918541" calcext:value-type="float">
            <text:p>0.0038895341</text:p>
          </table:table-cell>
          <table:table-cell table:formula="of:=(0.95 * [.G6] / SQRT(29))" office:value-type="float" office:value="0.0000228687065961493" calcext:value-type="float">
            <text:p>2.28687065961493E-05</text:p>
          </table:table-cell>
          <table:table-cell table:formula="of:=(0.95 * [.H6] / SQRT(29))" office:value-type="float" office:value="0.00955504835806953" calcext:value-type="float">
            <text:p>0.0095550484</text:p>
          </table:table-cell>
        </table:table-row>
        <table:table-row table:style-name="ro2">
          <table:table-cell office:value-type="float" office:value="0.0793345769998268" calcext:value-type="float">
            <text:p>0.079334577</text:p>
          </table:table-cell>
          <table:table-cell office:value-type="float" office:value="0.00642991299991991" calcext:value-type="float">
            <text:p>0.006429913</text:p>
          </table:table-cell>
          <table:table-cell office:value-type="float" office:value="0.292027727999994" calcext:value-type="float">
            <text:p>0.292027728</text:p>
          </table:table-cell>
          <table:table-cell table:number-columns-repeated="5"/>
        </table:table-row>
        <table:table-row table:style-name="ro2">
          <table:table-cell office:value-type="float" office:value="0.0773395219998747" calcext:value-type="float">
            <text:p>0.077339522</text:p>
          </table:table-cell>
          <table:table-cell office:value-type="float" office:value="0.00623683799994979" calcext:value-type="float">
            <text:p>0.006236838</text:p>
          </table:table-cell>
          <table:table-cell office:value-type="float" office:value="0.318342193999797" calcext:value-type="float">
            <text:p>0.318342194</text:p>
          </table:table-cell>
          <table:table-cell table:number-columns-repeated="5"/>
        </table:table-row>
        <table:table-row table:style-name="ro2">
          <table:table-cell office:value-type="float" office:value="0.0909747139999127" calcext:value-type="float">
            <text:p>0.090974714</text:p>
          </table:table-cell>
          <table:table-cell office:value-type="float" office:value="0.00635843999998542" calcext:value-type="float">
            <text:p>0.00635844</text:p>
          </table:table-cell>
          <table:table-cell office:value-type="float" office:value="0.281924474999869" calcext:value-type="float">
            <text:p>0.281924475</text:p>
          </table:table-cell>
          <table:table-cell table:number-columns-repeated="5"/>
        </table:table-row>
        <table:table-row table:style-name="ro2">
          <table:table-cell office:value-type="float" office:value="0.0755536769997889" calcext:value-type="float">
            <text:p>0.075553677</text:p>
          </table:table-cell>
          <table:table-cell office:value-type="float" office:value="0.0063096079998104" calcext:value-type="float">
            <text:p>0.006309608</text:p>
          </table:table-cell>
          <table:table-cell office:value-type="float" office:value="0.282162402999802" calcext:value-type="float">
            <text:p>0.282162403</text:p>
          </table:table-cell>
          <table:table-cell table:number-columns-repeated="5"/>
        </table:table-row>
        <table:table-row table:style-name="ro2">
          <table:table-cell office:value-type="float" office:value="0.0921035260003009" calcext:value-type="float">
            <text:p>0.092103526</text:p>
          </table:table-cell>
          <table:table-cell office:value-type="float" office:value="0.00625937299992074" calcext:value-type="float">
            <text:p>0.006259373</text:p>
          </table:table-cell>
          <table:table-cell office:value-type="float" office:value="0.301645762999669" calcext:value-type="float">
            <text:p>0.301645763</text:p>
          </table:table-cell>
          <table:table-cell table:number-columns-repeated="5"/>
        </table:table-row>
        <table:table-row table:style-name="ro2">
          <table:table-cell office:value-type="float" office:value="0.117868071999965" calcext:value-type="float">
            <text:p>0.117868072</text:p>
          </table:table-cell>
          <table:table-cell office:value-type="float" office:value="0.00615446900019379" calcext:value-type="float">
            <text:p>0.006154469</text:p>
          </table:table-cell>
          <table:table-cell office:value-type="float" office:value="0.274192332999974" calcext:value-type="float">
            <text:p>0.274192333</text:p>
          </table:table-cell>
          <table:table-cell table:number-columns-repeated="5"/>
        </table:table-row>
        <table:table-row table:style-name="ro2">
          <table:table-cell office:value-type="float" office:value="0.0655258689998846" calcext:value-type="float">
            <text:p>0.065525869</text:p>
          </table:table-cell>
          <table:table-cell office:value-type="float" office:value="0.00638397200009422" calcext:value-type="float">
            <text:p>0.006383972</text:p>
          </table:table-cell>
          <table:table-cell office:value-type="float" office:value="0.210801724999783" calcext:value-type="float">
            <text:p>0.210801725</text:p>
          </table:table-cell>
          <table:table-cell table:number-columns-repeated="5"/>
        </table:table-row>
        <table:table-row table:style-name="ro2">
          <table:table-cell office:value-type="float" office:value="0.0610172980000243" calcext:value-type="float">
            <text:p>0.061017298</text:p>
          </table:table-cell>
          <table:table-cell office:value-type="float" office:value="0.00641584899994996" calcext:value-type="float">
            <text:p>0.006415849</text:p>
          </table:table-cell>
          <table:table-cell office:value-type="float" office:value="0.211555276000126" calcext:value-type="float">
            <text:p>0.211555276</text:p>
          </table:table-cell>
          <table:table-cell table:number-columns-repeated="5"/>
        </table:table-row>
        <table:table-row table:style-name="ro2">
          <table:table-cell office:value-type="float" office:value="0.0603405179999754" calcext:value-type="float">
            <text:p>0.060340518</text:p>
          </table:table-cell>
          <table:table-cell office:value-type="float" office:value="0.0062564330000896" calcext:value-type="float">
            <text:p>0.006256433</text:p>
          </table:table-cell>
          <table:table-cell office:value-type="float" office:value="0.236109684999974" calcext:value-type="float">
            <text:p>0.236109685</text:p>
          </table:table-cell>
          <table:table-cell table:number-columns-repeated="5"/>
        </table:table-row>
        <table:table-row table:style-name="ro2">
          <table:table-cell office:value-type="float" office:value="0.0604644000000008" calcext:value-type="float">
            <text:p>0.0604644</text:p>
          </table:table-cell>
          <table:table-cell office:value-type="float" office:value="0.00633785099989836" calcext:value-type="float">
            <text:p>0.006337851</text:p>
          </table:table-cell>
          <table:table-cell office:value-type="float" office:value="0.261673073999646" calcext:value-type="float">
            <text:p>0.261673074</text:p>
          </table:table-cell>
          <table:table-cell table:number-columns-repeated="5"/>
        </table:table-row>
        <table:table-row table:style-name="ro2">
          <table:table-cell office:value-type="float" office:value="0.0613081460001013" calcext:value-type="float">
            <text:p>0.061308146</text:p>
          </table:table-cell>
          <table:table-cell office:value-type="float" office:value="0.00652507999984664" calcext:value-type="float">
            <text:p>0.00652508</text:p>
          </table:table-cell>
          <table:table-cell office:value-type="float" office:value="0.212952917999701" calcext:value-type="float">
            <text:p>0.212952918</text:p>
          </table:table-cell>
          <table:table-cell table:number-columns-repeated="5"/>
        </table:table-row>
        <table:table-row table:style-name="ro2">
          <table:table-cell office:value-type="float" office:value="0.0605918159999419" calcext:value-type="float">
            <text:p>0.060591816</text:p>
          </table:table-cell>
          <table:table-cell office:value-type="float" office:value="0.00620649800021056" calcext:value-type="float">
            <text:p>0.006206498</text:p>
          </table:table-cell>
          <table:table-cell office:value-type="float" office:value="0.216739536000205" calcext:value-type="float">
            <text:p>0.216739536</text:p>
          </table:table-cell>
          <table:table-cell table:number-columns-repeated="5"/>
        </table:table-row>
        <table:table-row table:style-name="ro2">
          <table:table-cell office:value-type="float" office:value="0.0574342990003061" calcext:value-type="float">
            <text:p>0.057434299</text:p>
          </table:table-cell>
          <table:table-cell office:value-type="float" office:value="0.00640280800007531" calcext:value-type="float">
            <text:p>0.006402808</text:p>
          </table:table-cell>
          <table:table-cell office:value-type="float" office:value="0.2164248830004" calcext:value-type="float">
            <text:p>0.216424883</text:p>
          </table:table-cell>
          <table:table-cell table:number-columns-repeated="5"/>
        </table:table-row>
        <table:table-row table:style-name="ro2">
          <table:table-cell office:value-type="float" office:value="0.0577486090001003" calcext:value-type="float">
            <text:p>0.057748609</text:p>
          </table:table-cell>
          <table:table-cell office:value-type="float" office:value="0.00634946799982572" calcext:value-type="float">
            <text:p>0.006349468</text:p>
          </table:table-cell>
          <table:table-cell office:value-type="float" office:value="0.211724138999671" calcext:value-type="float">
            <text:p>0.211724139</text:p>
          </table:table-cell>
          <table:table-cell table:number-columns-repeated="5"/>
        </table:table-row>
        <table:table-row table:style-name="ro2">
          <table:table-cell office:value-type="float" office:value="0.0573664260000442" calcext:value-type="float">
            <text:p>0.057366426</text:p>
          </table:table-cell>
          <table:table-cell office:value-type="float" office:value="0.00637185000005047" calcext:value-type="float">
            <text:p>0.00637185</text:p>
          </table:table-cell>
          <table:table-cell office:value-type="float" office:value="0.252974152000206" calcext:value-type="float">
            <text:p>0.252974152</text:p>
          </table:table-cell>
          <table:table-cell table:number-columns-repeated="5"/>
        </table:table-row>
        <table:table-row table:style-name="ro2">
          <table:table-cell office:value-type="float" office:value="0.0603094610000881" calcext:value-type="float">
            <text:p>0.060309461</text:p>
          </table:table-cell>
          <table:table-cell office:value-type="float" office:value="0.0062179900000956" calcext:value-type="float">
            <text:p>0.00621799</text:p>
          </table:table-cell>
          <table:table-cell office:value-type="float" office:value="0.212436008999703" calcext:value-type="float">
            <text:p>0.212436009</text:p>
          </table:table-cell>
          <table:table-cell table:number-columns-repeated="5"/>
        </table:table-row>
        <table:table-row table:style-name="ro2">
          <table:table-cell office:value-type="float" office:value="0.056766264000089" calcext:value-type="float">
            <text:p>0.056766264</text:p>
          </table:table-cell>
          <table:table-cell office:value-type="float" office:value="0.00633559500010961" calcext:value-type="float">
            <text:p>0.006335595</text:p>
          </table:table-cell>
          <table:table-cell office:value-type="float" office:value="0.216205665999951" calcext:value-type="float">
            <text:p>0.216205666</text:p>
          </table:table-cell>
          <table:table-cell table:number-columns-repeated="5"/>
        </table:table-row>
        <table:table-row table:style-name="ro2">
          <table:table-cell office:value-type="float" office:value="0.0583562080000775" calcext:value-type="float">
            <text:p>0.058356208</text:p>
          </table:table-cell>
          <table:table-cell office:value-type="float" office:value="0.00625398800002586" calcext:value-type="float">
            <text:p>0.006253988</text:p>
          </table:table-cell>
          <table:table-cell office:value-type="float" office:value="0.21551941000007" calcext:value-type="float">
            <text:p>0.21551941</text:p>
          </table:table-cell>
          <table:table-cell table:number-columns-repeated="5"/>
        </table:table-row>
        <table:table-row table:style-name="ro2">
          <table:table-cell office:value-type="float" office:value="0.0580816890001188" calcext:value-type="float">
            <text:p>0.058081689</text:p>
          </table:table-cell>
          <table:table-cell office:value-type="float" office:value="0.00647227400031625" calcext:value-type="float">
            <text:p>0.006472274</text:p>
          </table:table-cell>
          <table:table-cell office:value-type="float" office:value="0.21388944499995" calcext:value-type="float">
            <text:p>0.213889445</text:p>
          </table:table-cell>
          <table:table-cell table:number-columns-repeated="5"/>
        </table:table-row>
        <table:table-row table:style-name="ro2">
          <table:table-cell office:value-type="float" office:value="0.0585701170002722" calcext:value-type="float">
            <text:p>0.058570117</text:p>
          </table:table-cell>
          <table:table-cell office:value-type="float" office:value="0.0061968859999979" calcext:value-type="float">
            <text:p>0.006196886</text:p>
          </table:table-cell>
          <table:table-cell office:value-type="float" office:value="0.435035552000045" calcext:value-type="float">
            <text:p>0.435035552</text:p>
          </table:table-cell>
          <table:table-cell table:number-columns-repeated="5"/>
        </table:table-row>
        <table:table-row table:style-name="ro2">
          <table:table-cell office:value-type="float" office:value="0.0820503519998965" calcext:value-type="float">
            <text:p>0.082050352</text:p>
          </table:table-cell>
          <table:table-cell office:value-type="float" office:value="0.00627297499977431" calcext:value-type="float">
            <text:p>0.006272975</text:p>
          </table:table-cell>
          <table:table-cell office:value-type="float" office:value="0.280763315000058" calcext:value-type="float">
            <text:p>0.280763315</text:p>
          </table:table-cell>
          <table:table-cell table:number-columns-repeated="5"/>
        </table:table-row>
        <table:table-row table:style-name="ro2">
          <table:table-cell office:value-type="float" office:value="0.0589219850003247" calcext:value-type="float">
            <text:p>0.058921985</text:p>
          </table:table-cell>
          <table:table-cell office:value-type="float" office:value="0.00626425300015399" calcext:value-type="float">
            <text:p>0.006264253</text:p>
          </table:table-cell>
          <table:table-cell office:value-type="float" office:value="0.272295769999801" calcext:value-type="float">
            <text:p>0.27229577</text:p>
          </table:table-cell>
          <table:table-cell table:number-columns-repeated="5"/>
        </table:table-row>
        <table:table-row table:style-name="ro2">
          <table:table-cell office:value-type="float" office:value="0.0630557389999922" calcext:value-type="float">
            <text:p>0.063055739</text:p>
          </table:table-cell>
          <table:table-cell office:value-type="float" office:value="0.00644542899999578" calcext:value-type="float">
            <text:p>0.006445429</text:p>
          </table:table-cell>
          <table:table-cell office:value-type="float" office:value="0.283819774000222" calcext:value-type="float">
            <text:p>0.283819774</text:p>
          </table:table-cell>
          <table:table-cell table:number-columns-repeated="5"/>
        </table:table-row>
        <table:table-row table:style-name="ro2">
          <table:table-cell office:value-type="float" office:value="0.116756010999779" calcext:value-type="float">
            <text:p>0.116756011</text:p>
          </table:table-cell>
          <table:table-cell office:value-type="float" office:value="0.00624335700013035" calcext:value-type="float">
            <text:p>0.006243357</text:p>
          </table:table-cell>
          <table:table-cell office:value-type="float" office:value="0.319866764999915" calcext:value-type="float">
            <text:p>0.319866765</text:p>
          </table:table-cell>
          <table:table-cell table:number-columns-repeated="5"/>
        </table:table-row>
        <table:table-row table:style-name="ro2">
          <table:table-cell office:value-type="float" office:value="0.0618503129999226" calcext:value-type="float">
            <text:p>0.061850313</text:p>
          </table:table-cell>
          <table:table-cell office:value-type="float" office:value="0.00643215999980384" calcext:value-type="float">
            <text:p>0.00643216</text:p>
          </table:table-cell>
          <table:table-cell office:value-type="float" office:value="0.274524068000119" calcext:value-type="float">
            <text:p>0.274524068</text:p>
          </table:table-cell>
          <table:table-cell table:number-columns-repeated="5"/>
        </table:table-row>
        <table:table-row table:style-name="ro2">
          <table:table-cell office:value-type="float" office:value="0.0594554859999334" calcext:value-type="float">
            <text:p>0.059455486</text:p>
          </table:table-cell>
          <table:table-cell office:value-type="float" office:value="0.00617832299985821" calcext:value-type="float">
            <text:p>0.006178323</text:p>
          </table:table-cell>
          <table:table-cell office:value-type="float" office:value="0.256051087999822" calcext:value-type="float">
            <text:p>0.256051088</text:p>
          </table:table-cell>
          <table:table-cell table:number-columns-repeated="5"/>
        </table:table-row>
      </table:table>
      <table:table table:name="10000" table:style-name="ta1">
        <table:shapes>
          <draw:frame draw:z-index="0" draw:style-name="gr1" draw:text-style-name="P1" svg:width="551.74pt" svg:height="315.61pt" svg:x="214.5pt" svg:y="106.92pt">
            <loext:p draw:notify-on-update-of-ranges="'10000'.A3:'10000'.A3 '10000'.A4:'10000'.A33 '10000'.B3:'10000'.B3 '10000'.B4:'10000'.B33 '10000'.C3:'10000'.C3 '10000'.C4:'10000'.C3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aset size: 10000</text:p>
          </table:table-cell>
          <table:table-cell table:style-name="ce1"/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>
            <text:p>Query 0</text:p>
          </table:table-cell>
          <table:table-cell table:style-name="ce2" office:value-type="string" calcext:value-type="string">
            <text:p>Query 1</text:p>
          </table:table-cell>
          <table:table-cell table:style-name="ce2" office:value-type="string" calcext:value-type="string">
            <text:p>Query 2</text:p>
          </table:table-cell>
          <table:table-cell table:number-columns-repeated="2"/>
          <table:table-cell table:style-name="ce2" office:value-type="string" calcext:value-type="string">
            <text:p>Query 0</text:p>
          </table:table-cell>
          <table:table-cell table:style-name="ce2" office:value-type="string" calcext:value-type="string">
            <text:p>Query 1</text:p>
          </table:table-cell>
          <table:table-cell table:style-name="ce2" office:value-type="string" calcext:value-type="string">
            <text:p>Query 2</text:p>
          </table:table-cell>
        </table:table-row>
        <table:table-row table:style-name="ro2">
          <table:table-cell office:value-type="float" office:value="0.743934722999256" calcext:value-type="float">
            <text:p>0.743934723</text:p>
          </table:table-cell>
          <table:table-cell office:value-type="float" office:value="0.0708378429999357" calcext:value-type="float">
            <text:p>0.070837843</text:p>
          </table:table-cell>
          <table:table-cell office:value-type="float" office:value="4.40003711400004" calcext:value-type="float">
            <text:p>4.400037114</text:p>
          </table:table-cell>
          <table:table-cell/>
          <table:table-cell table:style-name="ce3" office:value-type="string" calcext:value-type="string">
            <text:p>First ms [1:1)</text:p>
          </table:table-cell>
          <table:table-cell table:formula="of:=[.A4]" office:value-type="float" office:value="0.743934722999256" calcext:value-type="float">
            <text:p>0.743934723</text:p>
          </table:table-cell>
          <table:table-cell table:formula="of:=[.B4]" office:value-type="float" office:value="0.0708378429999357" calcext:value-type="float">
            <text:p>0.070837843</text:p>
          </table:table-cell>
          <table:table-cell table:formula="of:=[.C4]" office:value-type="float" office:value="4.40003711400004" calcext:value-type="float">
            <text:p>4.400037114</text:p>
          </table:table-cell>
        </table:table-row>
        <table:table-row table:style-name="ro2">
          <table:table-cell office:value-type="float" office:value="0.593391041000359" calcext:value-type="float">
            <text:p>0.593391041</text:p>
          </table:table-cell>
          <table:table-cell office:value-type="float" office:value="0.0505636719999529" calcext:value-type="float">
            <text:p>0.050563672</text:p>
          </table:table-cell>
          <table:table-cell office:value-type="float" office:value="4.56720239499919" calcext:value-type="float">
            <text:p>4.567202395</text:p>
          </table:table-cell>
          <table:table-cell/>
          <table:table-cell table:style-name="ce3" office:value-type="string" calcext:value-type="string">
            <text:p>Average ms (1:30]</text:p>
          </table:table-cell>
          <table:table-cell table:formula="of:=AVERAGE([.A5:.A33])" office:value-type="float" office:value="0.612705434896552" calcext:value-type="float">
            <text:p>0.6127054349</text:p>
          </table:table-cell>
          <table:table-cell table:formula="of:=AVERAGE([.B5:.B33])" office:value-type="float" office:value="0.0420360872758465" calcext:value-type="float">
            <text:p>0.0420360873</text:p>
          </table:table-cell>
          <table:table-cell table:formula="of:=AVERAGE([.C5:.C33])" office:value-type="float" office:value="4.52933469158626" calcext:value-type="float">
            <text:p>4.5293346916</text:p>
          </table:table-cell>
        </table:table-row>
        <table:table-row table:style-name="ro2">
          <table:table-cell office:value-type="float" office:value="0.564434447000167" calcext:value-type="float">
            <text:p>0.564434447</text:p>
          </table:table-cell>
          <table:table-cell office:value-type="float" office:value="0.0494619159999274" calcext:value-type="float">
            <text:p>0.049461916</text:p>
          </table:table-cell>
          <table:table-cell office:value-type="float" office:value="4.49650041699988" calcext:value-type="float">
            <text:p>4.496500417</text:p>
          </table:table-cell>
          <table:table-cell/>
          <table:table-cell table:style-name="ce3" office:value-type="string" calcext:value-type="string">
            <text:p>Standard Deviation</text:p>
          </table:table-cell>
          <table:table-cell table:formula="of:=STDEV([.A5:.A33])" office:value-type="float" office:value="0.0636459365972043" calcext:value-type="float">
            <text:p>0.0636459366</text:p>
          </table:table-cell>
          <table:table-cell table:formula="of:=STDEV([.B5:.B33])" office:value-type="float" office:value="0.0061308520990039" calcext:value-type="float">
            <text:p>0.0061308521</text:p>
          </table:table-cell>
          <table:table-cell table:formula="of:=STDEV([.C5:.C33])" office:value-type="float" office:value="0.186902822334758" calcext:value-type="float">
            <text:p>0.1869028223</text:p>
          </table:table-cell>
        </table:table-row>
        <table:table-row table:style-name="ro2">
          <table:table-cell office:value-type="float" office:value="0.584069006999926" calcext:value-type="float">
            <text:p>0.584069007</text:p>
          </table:table-cell>
          <table:table-cell office:value-type="float" office:value="0.0518980960005138" calcext:value-type="float">
            <text:p>0.051898096</text:p>
          </table:table-cell>
          <table:table-cell office:value-type="float" office:value="4.46671065100054" calcext:value-type="float">
            <text:p>4.466710651</text:p>
          </table:table-cell>
          <table:table-cell/>
          <table:table-cell table:style-name="ce3" office:value-type="string" calcext:value-type="string">
            <text:p>Confidence Interval (0.95)</text:p>
          </table:table-cell>
          <table:table-cell table:formula="of:=(0.95 * [.F6] / SQRT(29))" office:value-type="float" office:value="0.0112278160340124" calcext:value-type="float">
            <text:p>0.011227816</text:p>
          </table:table-cell>
          <table:table-cell table:formula="of:=(0.95 * [.G6] / SQRT(29))" office:value-type="float" office:value="0.00108154712114612" calcext:value-type="float">
            <text:p>0.0010815471</text:p>
          </table:table-cell>
          <table:table-cell table:formula="of:=(0.95 * [.H6] / SQRT(29))" office:value-type="float" office:value="0.0329716336597134" calcext:value-type="float">
            <text:p>0.0329716337</text:p>
          </table:table-cell>
        </table:table-row>
        <table:table-row table:style-name="ro2">
          <table:table-cell office:value-type="float" office:value="0.558913402000144" calcext:value-type="float">
            <text:p>0.558913402</text:p>
          </table:table-cell>
          <table:table-cell office:value-type="float" office:value="0.0473919989999558" calcext:value-type="float">
            <text:p>0.047391999</text:p>
          </table:table-cell>
          <table:table-cell office:value-type="float" office:value="4.54711087499982" calcext:value-type="float">
            <text:p>4.547110875</text:p>
          </table:table-cell>
          <table:table-cell table:number-columns-repeated="5"/>
        </table:table-row>
        <table:table-row table:style-name="ro2">
          <table:table-cell office:value-type="float" office:value="0.5666020689996" calcext:value-type="float">
            <text:p>0.566602069</text:p>
          </table:table-cell>
          <table:table-cell office:value-type="float" office:value="0.0487052770004084" calcext:value-type="float">
            <text:p>0.048705277</text:p>
          </table:table-cell>
          <table:table-cell office:value-type="float" office:value="4.40406626000004" calcext:value-type="float">
            <text:p>4.40406626</text:p>
          </table:table-cell>
          <table:table-cell table:number-columns-repeated="5"/>
        </table:table-row>
        <table:table-row table:style-name="ro2">
          <table:table-cell office:value-type="float" office:value="0.619578327999989" calcext:value-type="float">
            <text:p>0.619578328</text:p>
          </table:table-cell>
          <table:table-cell office:value-type="float" office:value="0.0466867329996603" calcext:value-type="float">
            <text:p>0.046686733</text:p>
          </table:table-cell>
          <table:table-cell office:value-type="float" office:value="4.39487806300076" calcext:value-type="float">
            <text:p>4.394878063</text:p>
          </table:table-cell>
          <table:table-cell table:number-columns-repeated="5"/>
        </table:table-row>
        <table:table-row table:style-name="ro2">
          <table:table-cell office:value-type="float" office:value="0.778111676000663" calcext:value-type="float">
            <text:p>0.778111676</text:p>
          </table:table-cell>
          <table:table-cell office:value-type="float" office:value="0.0482051770004546" calcext:value-type="float">
            <text:p>0.048205177</text:p>
          </table:table-cell>
          <table:table-cell office:value-type="float" office:value="4.64161105699986" calcext:value-type="float">
            <text:p>4.641611057</text:p>
          </table:table-cell>
          <table:table-cell table:number-columns-repeated="5"/>
        </table:table-row>
        <table:table-row table:style-name="ro2">
          <table:table-cell office:value-type="float" office:value="0.719346457999563" calcext:value-type="float">
            <text:p>0.719346458</text:p>
          </table:table-cell>
          <table:table-cell office:value-type="float" office:value="0.047281617000408" calcext:value-type="float">
            <text:p>0.047281617</text:p>
          </table:table-cell>
          <table:table-cell office:value-type="float" office:value="4.3685933480001" calcext:value-type="float">
            <text:p>4.368593348</text:p>
          </table:table-cell>
          <table:table-cell table:number-columns-repeated="5"/>
        </table:table-row>
        <table:table-row table:style-name="ro2">
          <table:table-cell office:value-type="float" office:value="0.600150414000382" calcext:value-type="float">
            <text:p>0.600150414</text:p>
          </table:table-cell>
          <table:table-cell office:value-type="float" office:value="0.0493923270005325" calcext:value-type="float">
            <text:p>0.049392327</text:p>
          </table:table-cell>
          <table:table-cell office:value-type="float" office:value="4.72733898299975" calcext:value-type="float">
            <text:p>4.727338983</text:p>
          </table:table-cell>
          <table:table-cell table:number-columns-repeated="5"/>
        </table:table-row>
        <table:table-row table:style-name="ro2">
          <table:table-cell office:value-type="float" office:value="0.590923283999473" calcext:value-type="float">
            <text:p>0.590923284</text:p>
          </table:table-cell>
          <table:table-cell office:value-type="float" office:value="0.0494182140000703" calcext:value-type="float">
            <text:p>0.049418214</text:p>
          </table:table-cell>
          <table:table-cell office:value-type="float" office:value="4.34627303900015" calcext:value-type="float">
            <text:p>4.346273039</text:p>
          </table:table-cell>
          <table:table-cell table:number-columns-repeated="5"/>
        </table:table-row>
        <table:table-row table:style-name="ro2">
          <table:table-cell office:value-type="float" office:value="0.552841415999865" calcext:value-type="float">
            <text:p>0.552841416</text:p>
          </table:table-cell>
          <table:table-cell office:value-type="float" office:value="0.0492281630004072" calcext:value-type="float">
            <text:p>0.049228163</text:p>
          </table:table-cell>
          <table:table-cell office:value-type="float" office:value="4.4266969979999" calcext:value-type="float">
            <text:p>4.426696998</text:p>
          </table:table-cell>
          <table:table-cell table:number-columns-repeated="5"/>
        </table:table-row>
        <table:table-row table:style-name="ro2">
          <table:table-cell office:value-type="float" office:value="0.54706430799979" calcext:value-type="float">
            <text:p>0.547064308</text:p>
          </table:table-cell>
          <table:table-cell office:value-type="float" office:value="0.0506627770000705" calcext:value-type="float">
            <text:p>0.050662777</text:p>
          </table:table-cell>
          <table:table-cell office:value-type="float" office:value="4.35767283000041" calcext:value-type="float">
            <text:p>4.35767283</text:p>
          </table:table-cell>
          <table:table-cell table:number-columns-repeated="5"/>
        </table:table-row>
        <table:table-row table:style-name="ro2">
          <table:table-cell office:value-type="float" office:value="0.58873192900046" calcext:value-type="float">
            <text:p>0.588731929</text:p>
          </table:table-cell>
          <table:table-cell office:value-type="float" office:value="0.0365060539998012" calcext:value-type="float">
            <text:p>0.036506054</text:p>
          </table:table-cell>
          <table:table-cell office:value-type="float" office:value="4.2891331030005" calcext:value-type="float">
            <text:p>4.289133103</text:p>
          </table:table-cell>
          <table:table-cell table:number-columns-repeated="5"/>
        </table:table-row>
        <table:table-row table:style-name="ro2">
          <table:table-cell office:value-type="float" office:value="0.576573317000111" calcext:value-type="float">
            <text:p>0.576573317</text:p>
          </table:table-cell>
          <table:table-cell office:value-type="float" office:value="0.036869083000056" calcext:value-type="float">
            <text:p>0.036869083</text:p>
          </table:table-cell>
          <table:table-cell office:value-type="float" office:value="4.69603279500006" calcext:value-type="float">
            <text:p>4.696032795</text:p>
          </table:table-cell>
          <table:table-cell table:number-columns-repeated="5"/>
        </table:table-row>
        <table:table-row table:style-name="ro2">
          <table:table-cell office:value-type="float" office:value="0.643550722999862" calcext:value-type="float">
            <text:p>0.643550723</text:p>
          </table:table-cell>
          <table:table-cell office:value-type="float" office:value="0.0395016929996927" calcext:value-type="float">
            <text:p>0.039501693</text:p>
          </table:table-cell>
          <table:table-cell office:value-type="float" office:value="4.45253224499993" calcext:value-type="float">
            <text:p>4.452532245</text:p>
          </table:table-cell>
          <table:table-cell table:number-columns-repeated="5"/>
        </table:table-row>
        <table:table-row table:style-name="ro2">
          <table:table-cell office:value-type="float" office:value="0.548833685000318" calcext:value-type="float">
            <text:p>0.548833685</text:p>
          </table:table-cell>
          <table:table-cell office:value-type="float" office:value="0.0379959299998518" calcext:value-type="float">
            <text:p>0.03799593</text:p>
          </table:table-cell>
          <table:table-cell office:value-type="float" office:value="4.73272176399951" calcext:value-type="float">
            <text:p>4.732721764</text:p>
          </table:table-cell>
          <table:table-cell table:number-columns-repeated="5"/>
        </table:table-row>
        <table:table-row table:style-name="ro2">
          <table:table-cell office:value-type="float" office:value="0.60642562799967" calcext:value-type="float">
            <text:p>0.606425628</text:p>
          </table:table-cell>
          <table:table-cell office:value-type="float" office:value="0.0370855860001029" calcext:value-type="float">
            <text:p>0.037085586</text:p>
          </table:table-cell>
          <table:table-cell office:value-type="float" office:value="4.33404833399982" calcext:value-type="float">
            <text:p>4.334048334</text:p>
          </table:table-cell>
          <table:table-cell table:number-columns-repeated="5"/>
        </table:table-row>
        <table:table-row table:style-name="ro2">
          <table:table-cell office:value-type="float" office:value="0.711202917999799" calcext:value-type="float">
            <text:p>0.711202918</text:p>
          </table:table-cell>
          <table:table-cell office:value-type="float" office:value="0.036308444999122" calcext:value-type="float">
            <text:p>0.036308445</text:p>
          </table:table-cell>
          <table:table-cell office:value-type="float" office:value="4.5005456859999" calcext:value-type="float">
            <text:p>4.500545686</text:p>
          </table:table-cell>
          <table:table-cell table:number-columns-repeated="5"/>
        </table:table-row>
        <table:table-row table:style-name="ro2">
          <table:table-cell office:value-type="float" office:value="0.737782356000025" calcext:value-type="float">
            <text:p>0.737782356</text:p>
          </table:table-cell>
          <table:table-cell office:value-type="float" office:value="0.0371461209997506" calcext:value-type="float">
            <text:p>0.037146121</text:p>
          </table:table-cell>
          <table:table-cell office:value-type="float" office:value="4.58635283400054" calcext:value-type="float">
            <text:p>4.586352834</text:p>
          </table:table-cell>
          <table:table-cell table:number-columns-repeated="5"/>
        </table:table-row>
        <table:table-row table:style-name="ro2">
          <table:table-cell office:value-type="float" office:value="0.615789960000257" calcext:value-type="float">
            <text:p>0.61578996</text:p>
          </table:table-cell>
          <table:table-cell office:value-type="float" office:value="0.0361724710000999" calcext:value-type="float">
            <text:p>0.036172471</text:p>
          </table:table-cell>
          <table:table-cell office:value-type="float" office:value="4.53921885199998" calcext:value-type="float">
            <text:p>4.539218852</text:p>
          </table:table-cell>
          <table:table-cell table:number-columns-repeated="5"/>
        </table:table-row>
        <table:table-row table:style-name="ro2">
          <table:table-cell office:value-type="float" office:value="0.587313577999339" calcext:value-type="float">
            <text:p>0.587313578</text:p>
          </table:table-cell>
          <table:table-cell office:value-type="float" office:value="0.0367868149996866" calcext:value-type="float">
            <text:p>0.036786815</text:p>
          </table:table-cell>
          <table:table-cell office:value-type="float" office:value="4.68437188700045" calcext:value-type="float">
            <text:p>4.684371887</text:p>
          </table:table-cell>
          <table:table-cell table:number-columns-repeated="5"/>
        </table:table-row>
        <table:table-row table:style-name="ro2">
          <table:table-cell office:value-type="float" office:value="0.565890373000002" calcext:value-type="float">
            <text:p>0.565890373</text:p>
          </table:table-cell>
          <table:table-cell office:value-type="float" office:value="0.036230312999578" calcext:value-type="float">
            <text:p>0.036230313</text:p>
          </table:table-cell>
          <table:table-cell office:value-type="float" office:value="4.51003905800008" calcext:value-type="float">
            <text:p>4.510039058</text:p>
          </table:table-cell>
          <table:table-cell table:number-columns-repeated="5"/>
        </table:table-row>
        <table:table-row table:style-name="ro2">
          <table:table-cell office:value-type="float" office:value="0.544551681000485" calcext:value-type="float">
            <text:p>0.544551681</text:p>
          </table:table-cell>
          <table:table-cell office:value-type="float" office:value="0.0375367390006431" calcext:value-type="float">
            <text:p>0.037536739</text:p>
          </table:table-cell>
          <table:table-cell office:value-type="float" office:value="5.01041970200004" calcext:value-type="float">
            <text:p>5.010419702</text:p>
          </table:table-cell>
          <table:table-cell table:number-columns-repeated="5"/>
        </table:table-row>
        <table:table-row table:style-name="ro2">
          <table:table-cell office:value-type="float" office:value="0.562726118999308" calcext:value-type="float">
            <text:p>0.562726119</text:p>
          </table:table-cell>
          <table:table-cell office:value-type="float" office:value="0.0371572879994346" calcext:value-type="float">
            <text:p>0.037157288</text:p>
          </table:table-cell>
          <table:table-cell office:value-type="float" office:value="4.6302041529998" calcext:value-type="float">
            <text:p>4.630204153</text:p>
          </table:table-cell>
          <table:table-cell table:number-columns-repeated="5"/>
        </table:table-row>
        <table:table-row table:style-name="ro2">
          <table:table-cell office:value-type="float" office:value="0.599274948000129" calcext:value-type="float">
            <text:p>0.599274948</text:p>
          </table:table-cell>
          <table:table-cell office:value-type="float" office:value="0.0370341549996738" calcext:value-type="float">
            <text:p>0.037034155</text:p>
          </table:table-cell>
          <table:table-cell office:value-type="float" office:value="4.16051226800028" calcext:value-type="float">
            <text:p>4.160512268</text:p>
          </table:table-cell>
          <table:table-cell table:number-columns-repeated="5"/>
        </table:table-row>
        <table:table-row table:style-name="ro2">
          <table:table-cell office:value-type="float" office:value="0.591320008999901" calcext:value-type="float">
            <text:p>0.591320009</text:p>
          </table:table-cell>
          <table:table-cell office:value-type="float" office:value="0.0360509949996413" calcext:value-type="float">
            <text:p>0.036050995</text:p>
          </table:table-cell>
          <table:table-cell office:value-type="float" office:value="4.77357654499974" calcext:value-type="float">
            <text:p>4.773576545</text:p>
          </table:table-cell>
          <table:table-cell table:number-columns-repeated="5"/>
        </table:table-row>
        <table:table-row table:style-name="ro2">
          <table:table-cell office:value-type="float" office:value="0.620528438000292" calcext:value-type="float">
            <text:p>0.620528438</text:p>
          </table:table-cell>
          <table:table-cell office:value-type="float" office:value="0.038314182999784" calcext:value-type="float">
            <text:p>0.038314183</text:p>
          </table:table-cell>
          <table:table-cell office:value-type="float" office:value="4.27764670600027" calcext:value-type="float">
            <text:p>4.277646706</text:p>
          </table:table-cell>
          <table:table-cell table:number-columns-repeated="5"/>
        </table:table-row>
        <table:table-row table:style-name="ro2">
          <table:table-cell office:value-type="float" office:value="0.678560465000373" calcext:value-type="float">
            <text:p>0.678560465</text:p>
          </table:table-cell>
          <table:table-cell office:value-type="float" office:value="0.0364089700005934" calcext:value-type="float">
            <text:p>0.03640897</text:p>
          </table:table-cell>
          <table:table-cell office:value-type="float" office:value="4.80881891599984" calcext:value-type="float">
            <text:p>4.808818916</text:p>
          </table:table-cell>
          <table:table-cell table:number-columns-repeated="5"/>
        </table:table-row>
        <table:table-row table:style-name="ro2">
          <table:table-cell office:value-type="float" office:value="0.71397563499977" calcext:value-type="float">
            <text:p>0.713975635</text:p>
          </table:table-cell>
          <table:table-cell office:value-type="float" office:value="0.0370457219996752" calcext:value-type="float">
            <text:p>0.037045722</text:p>
          </table:table-cell>
          <table:table-cell office:value-type="float" office:value="4.6198762920003" calcext:value-type="float">
            <text:p>4.61987629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15:38:03.993221995</meta:creation-date>
    <meta:generator>LibreOffice/5.1.3.2$Linux_X86_64 LibreOffice_project/10m0$Build-2</meta:generator>
    <dc:date>2016-06-16T15:52:54.426090134</dc:date>
    <meta:editing-duration>PT14M45S</meta:editing-duration>
    <meta:editing-cycles>9</meta:editing-cycles>
    <meta:document-statistic meta:table-count="4" meta:cell-count="45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96cm" svg:height="10.85cm" xlink:href=".." xlink:type="simple" chart:class="chart:line" chart:style-name="ch1">
        <chart:title svg:x="7.748cm" svg:y="0.353cm" chart:style-name="ch2">
          <text:p>Query execution time</text:p>
        </chart:title>
        <chart:subtitle svg:x="8.475cm" svg:y="1.349cm" chart:style-name="ch3">
          <text:p>Dataset size: 10</text:p>
        </chart:subtitle>
        <chart:legend chart:legend-position="end" svg:x="17.335cm" svg:y="4.628cm" style:legend-expansion="high" chart:style-name="ch4"/>
        <chart:plot-area chart:style-name="ch5" table:cell-range-address="'10'.A3:'10'.C33" chart:data-source-has-labels="row" svg:x="1.408cm" svg:y="2.249cm" svg:width="15.53cm" svg:height="7.403cm">
          <chartooo:coordinate-region svg:x="2.506cm" svg:y="2.448cm" svg:width="14.245cm" svg:height="6.557cm"/>
          <chart:axis chart:dimension="x" chart:name="primary-x" chart:style-name="ch6">
            <chart:title svg:x="7.965cm" svg:y="9.869cm" chart:style-name="ch7">
              <text:p>Query repetition</text:p>
            </chart:title>
          </chart:axis>
          <chart:axis chart:dimension="y" chart:name="primary-y" chart:style-name="ch6">
            <chart:title svg:x="0.451cm" svg:y="6.722cm" chart:style-name="ch8">
              <text:p>Time (ms)</text:p>
            </chart:title>
            <chart:grid chart:style-name="ch9" chart:class="major"/>
          </chart:axis>
          <chart:series chart:style-name="ch10" chart:values-cell-range-address="'10'.A4:'10'.A33" chart:label-cell-address="'10'.A3:'10'.A3" chart:class="chart:line">
            <chart:data-point chart:repeated="30"/>
          </chart:series>
          <chart:series chart:style-name="ch11" chart:values-cell-range-address="'10'.B4:'10'.B33" chart:label-cell-address="'10'.B3:'10'.B3" chart:class="chart:line">
            <chart:data-point chart:repeated="30"/>
          </chart:series>
          <chart:series chart:style-name="ch12" chart:values-cell-range-address="'10'.C4:'10'.C33" chart:label-cell-address="'10'.C3:'10'.C3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y 0</text:p>
                <draw:g>
                  <svg:desc>'10'.A3:'10'.A3</svg:desc>
                </draw:g>
              </table:table-cell>
              <table:table-cell office:value-type="string">
                <text:p>Query 1</text:p>
                <draw:g>
                  <svg:desc>'10'.B3:'10'.B3</svg:desc>
                </draw:g>
              </table:table-cell>
              <table:table-cell office:value-type="string">
                <text:p>Query 2</text:p>
                <draw:g>
                  <svg:desc>'10'.C3:'10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47889899978327">
                <text:p>0.00847889899978327</text:p>
                <draw:g>
                  <svg:desc>'10'.A4:'10'.A33</svg:desc>
                </draw:g>
              </table:table-cell>
              <table:table-cell office:value-type="float" office:value="0.0130009419999624">
                <text:p>0.0130009419999624</text:p>
                <draw:g>
                  <svg:desc>'10'.B4:'10'.B33</svg:desc>
                </draw:g>
              </table:table-cell>
              <table:table-cell office:value-type="float" office:value="0.0263813060000757">
                <text:p>0.0263813060000757</text:p>
                <draw:g>
                  <svg:desc>'10'.C4:'10'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43739910001932">
                <text:p>0.0043739910001932</text:p>
              </table:table-cell>
              <table:table-cell office:value-type="float" office:value="0.00395181500016406">
                <text:p>0.00395181500016406</text:p>
              </table:table-cell>
              <table:table-cell office:value-type="float" office:value="0.00470501000017976">
                <text:p>0.004705010000179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408594900000026">
                <text:p>0.00408594900000026</text:p>
              </table:table-cell>
              <table:table-cell office:value-type="float" office:value="0.00391998200029775">
                <text:p>0.00391998200029775</text:p>
              </table:table-cell>
              <table:table-cell office:value-type="float" office:value="0.0049620159998085">
                <text:p>0.0049620159998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65597199990953">
                <text:p>0.00465597199990953</text:p>
              </table:table-cell>
              <table:table-cell office:value-type="float" office:value="0.00392645400006586">
                <text:p>0.00392645400006586</text:p>
              </table:table-cell>
              <table:table-cell office:value-type="float" office:value="0.00472284299985404">
                <text:p>0.004722842999854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37891100000343">
                <text:p>0.00437891100000343</text:p>
              </table:table-cell>
              <table:table-cell office:value-type="float" office:value="0.00408558600020115">
                <text:p>0.00408558600020115</text:p>
              </table:table-cell>
              <table:table-cell office:value-type="float" office:value="0.00491381100027866">
                <text:p>0.00491381100027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0736860000834">
                <text:p>0.0040736860000834</text:p>
              </table:table-cell>
              <table:table-cell office:value-type="float" office:value="0.00385372800019468">
                <text:p>0.00385372800019468</text:p>
              </table:table-cell>
              <table:table-cell office:value-type="float" office:value="0.00464280100004544">
                <text:p>0.00464280100004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410555600001317">
                <text:p>0.00410555600001317</text:p>
              </table:table-cell>
              <table:table-cell office:value-type="float" office:value="0.00347241200006465">
                <text:p>0.00347241200006465</text:p>
              </table:table-cell>
              <table:table-cell office:value-type="float" office:value="0.00485852099973272">
                <text:p>0.004858520999732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426844899993739">
                <text:p>0.00426844899993739</text:p>
              </table:table-cell>
              <table:table-cell office:value-type="float" office:value="0.00315108300037536">
                <text:p>0.00315108300037536</text:p>
              </table:table-cell>
              <table:table-cell office:value-type="float" office:value="0.00471247699988453">
                <text:p>0.004712476999884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16730599999937">
                <text:p>0.00416730599999937</text:p>
              </table:table-cell>
              <table:table-cell office:value-type="float" office:value="0.00329140099984215">
                <text:p>0.00329140099984215</text:p>
              </table:table-cell>
              <table:table-cell office:value-type="float" office:value="0.00468812400004026">
                <text:p>0.004688124000040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21875200026989">
                <text:p>0.00421875200026989</text:p>
              </table:table-cell>
              <table:table-cell office:value-type="float" office:value="0.00319352199994682">
                <text:p>0.00319352199994682</text:p>
              </table:table-cell>
              <table:table-cell office:value-type="float" office:value="0.00473996499977147">
                <text:p>0.004739964999771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12482499996258">
                <text:p>0.00412482499996258</text:p>
              </table:table-cell>
              <table:table-cell office:value-type="float" office:value="0.00310889399997904">
                <text:p>0.00310889399997904</text:p>
              </table:table-cell>
              <table:table-cell office:value-type="float" office:value="0.00468046900004993">
                <text:p>0.004680469000049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02565900003538">
                <text:p>0.00402565900003538</text:p>
              </table:table-cell>
              <table:table-cell office:value-type="float" office:value="0.00308206500039887">
                <text:p>0.00308206500039887</text:p>
              </table:table-cell>
              <table:table-cell office:value-type="float" office:value="0.0046592030003012">
                <text:p>0.00465920300030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05183700013367">
                <text:p>0.00405183700013367</text:p>
              </table:table-cell>
              <table:table-cell office:value-type="float" office:value="0.00309239000034722">
                <text:p>0.00309239000034722</text:p>
              </table:table-cell>
              <table:table-cell office:value-type="float" office:value="0.00613238900041324">
                <text:p>0.006132389000413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445390300001236">
                <text:p>0.00445390300001236</text:p>
              </table:table-cell>
              <table:table-cell office:value-type="float" office:value="0.00353078500029369">
                <text:p>0.00353078500029369</text:p>
              </table:table-cell>
              <table:table-cell office:value-type="float" office:value="0.00507594200007588">
                <text:p>0.00507594200007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4655862999698">
                <text:p>0.004655862999698</text:p>
              </table:table-cell>
              <table:table-cell office:value-type="float" office:value="0.00322513199989771">
                <text:p>0.00322513199989771</text:p>
              </table:table-cell>
              <table:table-cell office:value-type="float" office:value="0.00512758300010319">
                <text:p>0.005127583000103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40800069996294">
                <text:p>0.0040800069996294</text:p>
              </table:table-cell>
              <table:table-cell office:value-type="float" office:value="0.00312584299990704">
                <text:p>0.00312584299990704</text:p>
              </table:table-cell>
              <table:table-cell office:value-type="float" office:value="0.0047478520000368">
                <text:p>0.00474785200003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431165999998484">
                <text:p>0.00431165999998484</text:p>
              </table:table-cell>
              <table:table-cell office:value-type="float" office:value="0.0030793089999861">
                <text:p>0.0030793089999861</text:p>
              </table:table-cell>
              <table:table-cell office:value-type="float" office:value="0.00483259500015265">
                <text:p>0.004832595000152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08936000030735">
                <text:p>0.00408936000030735</text:p>
              </table:table-cell>
              <table:table-cell office:value-type="float" office:value="0.00306622400012202">
                <text:p>0.00306622400012202</text:p>
              </table:table-cell>
              <table:table-cell office:value-type="float" office:value="0.00519726199991055">
                <text:p>0.005197261999910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490232499987542">
                <text:p>0.00490232499987542</text:p>
              </table:table-cell>
              <table:table-cell office:value-type="float" office:value="0.00355218999993667">
                <text:p>0.00355218999993667</text:p>
              </table:table-cell>
              <table:table-cell office:value-type="float" office:value="0.00476163800021823">
                <text:p>0.004761638000218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586014400005297">
                <text:p>0.00586014400005297</text:p>
              </table:table-cell>
              <table:table-cell office:value-type="float" office:value="0.00335463600004004">
                <text:p>0.00335463600004004</text:p>
              </table:table-cell>
              <table:table-cell office:value-type="float" office:value="0.00646948799976599">
                <text:p>0.006469487999765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41111899999669">
                <text:p>0.00441111899999669</text:p>
              </table:table-cell>
              <table:table-cell office:value-type="float" office:value="0.00313963199960199">
                <text:p>0.00313963199960199</text:p>
              </table:table-cell>
              <table:table-cell office:value-type="float" office:value="0.00619049799979621">
                <text:p>0.006190497999796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44545200025459">
                <text:p>0.00444545200025459</text:p>
              </table:table-cell>
              <table:table-cell office:value-type="float" office:value="0.00310208300015802">
                <text:p>0.00310208300015802</text:p>
              </table:table-cell>
              <table:table-cell office:value-type="float" office:value="0.00508849799962263">
                <text:p>0.005088497999622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516734300026656">
                <text:p>0.00516734300026656</text:p>
              </table:table-cell>
              <table:table-cell office:value-type="float" office:value="0.00309831699996721">
                <text:p>0.00309831699996721</text:p>
              </table:table-cell>
              <table:table-cell office:value-type="float" office:value="0.00493120300006922">
                <text:p>0.004931203000069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99471100010851">
                <text:p>0.00499471100010851</text:p>
              </table:table-cell>
              <table:table-cell office:value-type="float" office:value="0.00309067299986054">
                <text:p>0.00309067299986054</text:p>
              </table:table-cell>
              <table:table-cell office:value-type="float" office:value="0.00499655700014046">
                <text:p>0.004996557000140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432894199957446">
                <text:p>0.00432894199957446</text:p>
              </table:table-cell>
              <table:table-cell office:value-type="float" office:value="0.00318381999977646">
                <text:p>0.00318381999977646</text:p>
              </table:table-cell>
              <table:table-cell office:value-type="float" office:value="0.00485111100033464">
                <text:p>0.004851111000334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418056299986347">
                <text:p>0.00418056299986347</text:p>
              </table:table-cell>
              <table:table-cell office:value-type="float" office:value="0.00311635800017029">
                <text:p>0.00311635800017029</text:p>
              </table:table-cell>
              <table:table-cell office:value-type="float" office:value="0.00468746200021997">
                <text:p>0.00468746200021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4038305999984">
                <text:p>0.004038305999984</text:p>
              </table:table-cell>
              <table:table-cell office:value-type="float" office:value="0.00313683600006698">
                <text:p>0.00313683600006698</text:p>
              </table:table-cell>
              <table:table-cell office:value-type="float" office:value="0.00499409099984405">
                <text:p>0.004994090999844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492809200022748">
                <text:p>0.00492809200022748</text:p>
              </table:table-cell>
              <table:table-cell office:value-type="float" office:value="0.00338249800006452">
                <text:p>0.00338249800006452</text:p>
              </table:table-cell>
              <table:table-cell office:value-type="float" office:value="0.00466107500005819">
                <text:p>0.004661075000058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532339200026399">
                <text:p>0.00532339200026399</text:p>
              </table:table-cell>
              <table:table-cell office:value-type="float" office:value="0.00327186599997731">
                <text:p>0.00327186599997731</text:p>
              </table:table-cell>
              <table:table-cell office:value-type="float" office:value="0.00477540200017756">
                <text:p>0.004775402000177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30009419999624">
                <text:p>0.0130009419999624</text:p>
              </table:table-cell>
              <table:table-cell office:value-type="float" office:value="0.00306741800022792">
                <text:p>0.00306741800022792</text:p>
              </table:table-cell>
              <table:table-cell office:value-type="float" office:value="0.00481275599986475">
                <text:p>0.00481275599986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65cm" svg:height="11.135cm" xlink:href=".." xlink:type="simple" chart:class="chart:line" chart:style-name="ch1">
        <chart:title svg:x="7.532cm" svg:y="0.358cm" chart:style-name="ch2">
          <text:p>Query execution time</text:p>
        </chart:title>
        <chart:subtitle svg:x="8.048cm" svg:y="1.359cm" chart:style-name="ch3">
          <text:p>Dataset size: 1000</text:p>
        </chart:subtitle>
        <chart:legend chart:legend-position="end" svg:x="16.904cm" svg:y="4.77cm" style:legend-expansion="high" chart:style-name="ch4"/>
        <chart:plot-area chart:style-name="ch5" table:cell-range-address="'1000'.A3:'1000'.C33" chart:data-source-has-labels="row" svg:x="1.4cm" svg:y="2.264cm" svg:width="15.115cm" svg:height="7.668cm">
          <chartooo:coordinate-region svg:x="2.312cm" svg:y="2.463cm" svg:width="14.016cm" svg:height="6.822cm"/>
          <chart:axis chart:dimension="x" chart:name="primary-x" chart:style-name="ch6">
            <chart:title svg:x="7.749cm" svg:y="10.154cm" chart:style-name="ch7">
              <text:p>Query repetition</text:p>
            </chart:title>
          </chart:axis>
          <chart:axis chart:dimension="y" chart:name="primary-y" chart:style-name="ch6">
            <chart:title svg:x="0.451cm" svg:y="6.87cm" chart:style-name="ch8">
              <text:p>Time (ms)</text:p>
            </chart:title>
            <chart:grid chart:style-name="ch9" chart:class="major"/>
          </chart:axis>
          <chart:series chart:style-name="ch10" chart:values-cell-range-address="'1000'.A4:'1000'.A33" chart:label-cell-address="'1000'.A3:'1000'.A3" chart:class="chart:line">
            <chart:data-point chart:repeated="30"/>
          </chart:series>
          <chart:series chart:style-name="ch11" chart:values-cell-range-address="'1000'.B4:'1000'.B33" chart:label-cell-address="'1000'.B3:'1000'.B3" chart:class="chart:line">
            <chart:data-point chart:repeated="30"/>
          </chart:series>
          <chart:series chart:style-name="ch12" chart:values-cell-range-address="'1000'.C4:'1000'.C33" chart:label-cell-address="'1000'.C3:'1000'.C3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y 0</text:p>
                <draw:g>
                  <svg:desc>'1000'.A3:'1000'.A3</svg:desc>
                </draw:g>
              </table:table-cell>
              <table:table-cell office:value-type="string">
                <text:p>Query 1</text:p>
                <draw:g>
                  <svg:desc>'1000'.B3:'1000'.B3</svg:desc>
                </draw:g>
              </table:table-cell>
              <table:table-cell office:value-type="string">
                <text:p>Query 2</text:p>
                <draw:g>
                  <svg:desc>'1000'.C3:'1000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9143701999892">
                <text:p>0.209143701999892</text:p>
                <draw:g>
                  <svg:desc>'1000'.A4:'1000'.A33</svg:desc>
                </draw:g>
              </table:table-cell>
              <table:table-cell office:value-type="float" office:value="0.0216874060001828">
                <text:p>0.0216874060001828</text:p>
                <draw:g>
                  <svg:desc>'1000'.B4:'1000'.B33</svg:desc>
                </draw:g>
              </table:table-cell>
              <table:table-cell office:value-type="float" office:value="0.248370246999912">
                <text:p>0.248370246999912</text:p>
                <draw:g>
                  <svg:desc>'1000'.C4:'1000'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03690869997809">
                <text:p>0.0803690869997809</text:p>
              </table:table-cell>
              <table:table-cell office:value-type="float" office:value="0.00677857199980281">
                <text:p>0.00677857199980281</text:p>
              </table:table-cell>
              <table:table-cell office:value-type="float" office:value="0.221464666999964">
                <text:p>0.2214646669999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85195630000999">
                <text:p>0.0785195630000999</text:p>
              </table:table-cell>
              <table:table-cell office:value-type="float" office:value="0.00647389400000975">
                <text:p>0.00647389400000975</text:p>
              </table:table-cell>
              <table:table-cell office:value-type="float" office:value="0.217198848999942">
                <text:p>0.2171988489999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47579554999993">
                <text:p>0.147579554999993</text:p>
              </table:table-cell>
              <table:table-cell office:value-type="float" office:value="0.00629586100012603">
                <text:p>0.00629586100012603</text:p>
              </table:table-cell>
              <table:table-cell office:value-type="float" office:value="0.378124459999981">
                <text:p>0.378124459999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93345769998268">
                <text:p>0.0793345769998268</text:p>
              </table:table-cell>
              <table:table-cell office:value-type="float" office:value="0.00642991299991991">
                <text:p>0.00642991299991991</text:p>
              </table:table-cell>
              <table:table-cell office:value-type="float" office:value="0.292027727999994">
                <text:p>0.292027727999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73395219998747">
                <text:p>0.0773395219998747</text:p>
              </table:table-cell>
              <table:table-cell office:value-type="float" office:value="0.00623683799994979">
                <text:p>0.00623683799994979</text:p>
              </table:table-cell>
              <table:table-cell office:value-type="float" office:value="0.318342193999797">
                <text:p>0.3183421939997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09747139999127">
                <text:p>0.0909747139999127</text:p>
              </table:table-cell>
              <table:table-cell office:value-type="float" office:value="0.00635843999998542">
                <text:p>0.00635843999998542</text:p>
              </table:table-cell>
              <table:table-cell office:value-type="float" office:value="0.281924474999869">
                <text:p>0.2819244749998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55536769997889">
                <text:p>0.0755536769997889</text:p>
              </table:table-cell>
              <table:table-cell office:value-type="float" office:value="0.0063096079998104">
                <text:p>0.0063096079998104</text:p>
              </table:table-cell>
              <table:table-cell office:value-type="float" office:value="0.282162402999802">
                <text:p>0.282162402999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21035260003009">
                <text:p>0.0921035260003009</text:p>
              </table:table-cell>
              <table:table-cell office:value-type="float" office:value="0.00625937299992074">
                <text:p>0.00625937299992074</text:p>
              </table:table-cell>
              <table:table-cell office:value-type="float" office:value="0.301645762999669">
                <text:p>0.3016457629996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7868071999965">
                <text:p>0.117868071999965</text:p>
              </table:table-cell>
              <table:table-cell office:value-type="float" office:value="0.00615446900019379">
                <text:p>0.00615446900019379</text:p>
              </table:table-cell>
              <table:table-cell office:value-type="float" office:value="0.274192332999974">
                <text:p>0.2741923329999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55258689998846">
                <text:p>0.0655258689998846</text:p>
              </table:table-cell>
              <table:table-cell office:value-type="float" office:value="0.00638397200009422">
                <text:p>0.00638397200009422</text:p>
              </table:table-cell>
              <table:table-cell office:value-type="float" office:value="0.210801724999783">
                <text:p>0.2108017249997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10172980000243">
                <text:p>0.0610172980000243</text:p>
              </table:table-cell>
              <table:table-cell office:value-type="float" office:value="0.00641584899994996">
                <text:p>0.00641584899994996</text:p>
              </table:table-cell>
              <table:table-cell office:value-type="float" office:value="0.211555276000126">
                <text:p>0.2115552760001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03405179999754">
                <text:p>0.0603405179999754</text:p>
              </table:table-cell>
              <table:table-cell office:value-type="float" office:value="0.0062564330000896">
                <text:p>0.0062564330000896</text:p>
              </table:table-cell>
              <table:table-cell office:value-type="float" office:value="0.236109684999974">
                <text:p>0.2361096849999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04644000000008">
                <text:p>0.0604644000000008</text:p>
              </table:table-cell>
              <table:table-cell office:value-type="float" office:value="0.00633785099989836">
                <text:p>0.00633785099989836</text:p>
              </table:table-cell>
              <table:table-cell office:value-type="float" office:value="0.261673073999646">
                <text:p>0.261673073999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13081460001013">
                <text:p>0.0613081460001013</text:p>
              </table:table-cell>
              <table:table-cell office:value-type="float" office:value="0.00652507999984664">
                <text:p>0.00652507999984664</text:p>
              </table:table-cell>
              <table:table-cell office:value-type="float" office:value="0.212952917999701">
                <text:p>0.2129529179997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05918159999419">
                <text:p>0.0605918159999419</text:p>
              </table:table-cell>
              <table:table-cell office:value-type="float" office:value="0.00620649800021056">
                <text:p>0.00620649800021056</text:p>
              </table:table-cell>
              <table:table-cell office:value-type="float" office:value="0.216739536000205">
                <text:p>0.2167395360002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74342990003061">
                <text:p>0.0574342990003061</text:p>
              </table:table-cell>
              <table:table-cell office:value-type="float" office:value="0.00640280800007531">
                <text:p>0.00640280800007531</text:p>
              </table:table-cell>
              <table:table-cell office:value-type="float" office:value="0.2164248830004">
                <text:p>0.2164248830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77486090001003">
                <text:p>0.0577486090001003</text:p>
              </table:table-cell>
              <table:table-cell office:value-type="float" office:value="0.00634946799982572">
                <text:p>0.00634946799982572</text:p>
              </table:table-cell>
              <table:table-cell office:value-type="float" office:value="0.211724138999671">
                <text:p>0.2117241389996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73664260000442">
                <text:p>0.0573664260000442</text:p>
              </table:table-cell>
              <table:table-cell office:value-type="float" office:value="0.00637185000005047">
                <text:p>0.00637185000005047</text:p>
              </table:table-cell>
              <table:table-cell office:value-type="float" office:value="0.252974152000206">
                <text:p>0.2529741520002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03094610000881">
                <text:p>0.0603094610000881</text:p>
              </table:table-cell>
              <table:table-cell office:value-type="float" office:value="0.0062179900000956">
                <text:p>0.0062179900000956</text:p>
              </table:table-cell>
              <table:table-cell office:value-type="float" office:value="0.212436008999703">
                <text:p>0.212436008999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6766264000089">
                <text:p>0.056766264000089</text:p>
              </table:table-cell>
              <table:table-cell office:value-type="float" office:value="0.00633559500010961">
                <text:p>0.00633559500010961</text:p>
              </table:table-cell>
              <table:table-cell office:value-type="float" office:value="0.216205665999951">
                <text:p>0.2162056659999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83562080000775">
                <text:p>0.0583562080000775</text:p>
              </table:table-cell>
              <table:table-cell office:value-type="float" office:value="0.00625398800002586">
                <text:p>0.00625398800002586</text:p>
              </table:table-cell>
              <table:table-cell office:value-type="float" office:value="0.21551941000007">
                <text:p>0.215519410000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80816890001188">
                <text:p>0.0580816890001188</text:p>
              </table:table-cell>
              <table:table-cell office:value-type="float" office:value="0.00647227400031625">
                <text:p>0.00647227400031625</text:p>
              </table:table-cell>
              <table:table-cell office:value-type="float" office:value="0.21388944499995">
                <text:p>0.213889444999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85701170002722">
                <text:p>0.0585701170002722</text:p>
              </table:table-cell>
              <table:table-cell office:value-type="float" office:value="0.0061968859999979">
                <text:p>0.0061968859999979</text:p>
              </table:table-cell>
              <table:table-cell office:value-type="float" office:value="0.435035552000045">
                <text:p>0.4350355520000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20503519998965">
                <text:p>0.0820503519998965</text:p>
              </table:table-cell>
              <table:table-cell office:value-type="float" office:value="0.00627297499977431">
                <text:p>0.00627297499977431</text:p>
              </table:table-cell>
              <table:table-cell office:value-type="float" office:value="0.280763315000058">
                <text:p>0.2807633150000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89219850003247">
                <text:p>0.0589219850003247</text:p>
              </table:table-cell>
              <table:table-cell office:value-type="float" office:value="0.00626425300015399">
                <text:p>0.00626425300015399</text:p>
              </table:table-cell>
              <table:table-cell office:value-type="float" office:value="0.272295769999801">
                <text:p>0.2722957699998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30557389999922">
                <text:p>0.0630557389999922</text:p>
              </table:table-cell>
              <table:table-cell office:value-type="float" office:value="0.00644542899999578">
                <text:p>0.00644542899999578</text:p>
              </table:table-cell>
              <table:table-cell office:value-type="float" office:value="0.283819774000222">
                <text:p>0.2838197740002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6756010999779">
                <text:p>0.116756010999779</text:p>
              </table:table-cell>
              <table:table-cell office:value-type="float" office:value="0.00624335700013035">
                <text:p>0.00624335700013035</text:p>
              </table:table-cell>
              <table:table-cell office:value-type="float" office:value="0.319866764999915">
                <text:p>0.3198667649999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18503129999226">
                <text:p>0.0618503129999226</text:p>
              </table:table-cell>
              <table:table-cell office:value-type="float" office:value="0.00643215999980384">
                <text:p>0.00643215999980384</text:p>
              </table:table-cell>
              <table:table-cell office:value-type="float" office:value="0.274524068000119">
                <text:p>0.2745240680001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94554859999334">
                <text:p>0.0594554859999334</text:p>
              </table:table-cell>
              <table:table-cell office:value-type="float" office:value="0.00617832299985821">
                <text:p>0.00617832299985821</text:p>
              </table:table-cell>
              <table:table-cell office:value-type="float" office:value="0.256051087999822">
                <text:p>0.2560510879998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65cm" svg:height="11.135cm" xlink:href=".." xlink:type="simple" chart:class="chart:line" chart:style-name="ch1">
        <chart:title svg:x="7.532cm" svg:y="0.358cm" chart:style-name="ch2">
          <text:p>Query execution time</text:p>
        </chart:title>
        <chart:subtitle svg:x="8.154cm" svg:y="1.359cm" chart:style-name="ch3">
          <text:p>Dataset size: 100</text:p>
        </chart:subtitle>
        <chart:legend chart:legend-position="end" svg:x="16.904cm" svg:y="4.77cm" style:legend-expansion="high" chart:style-name="ch4"/>
        <chart:plot-area chart:style-name="ch5" table:cell-range-address="'100'.A3:'100'.C33" chart:data-source-has-labels="row" svg:x="1.4cm" svg:y="2.264cm" svg:width="15.115cm" svg:height="7.668cm">
          <chartooo:coordinate-region svg:x="2.312cm" svg:y="2.464cm" svg:width="14.016cm" svg:height="6.821cm"/>
          <chart:axis chart:dimension="x" chart:name="primary-x" chart:style-name="ch6">
            <chart:title svg:x="7.749cm" svg:y="10.154cm" chart:style-name="ch7">
              <text:p>Query repetition</text:p>
            </chart:title>
          </chart:axis>
          <chart:axis chart:dimension="y" chart:name="primary-y" chart:style-name="ch6">
            <chart:title svg:x="0.451cm" svg:y="6.87cm" chart:style-name="ch8">
              <text:p>Time (ms)</text:p>
            </chart:title>
            <chart:grid chart:style-name="ch9" chart:class="major"/>
          </chart:axis>
          <chart:series chart:style-name="ch10" chart:values-cell-range-address="'100'.A4:'100'.A33" chart:label-cell-address="'100'.A3:'100'.A3" chart:class="chart:line">
            <chart:data-point chart:repeated="30"/>
          </chart:series>
          <chart:series chart:style-name="ch11" chart:values-cell-range-address="'100'.B4:'100'.B33" chart:label-cell-address="'100'.B3:'100'.B3" chart:class="chart:line">
            <chart:data-point chart:repeated="30"/>
          </chart:series>
          <chart:series chart:style-name="ch12" chart:values-cell-range-address="'100'.C4:'100'.C33" chart:label-cell-address="'100'.C3:'100'.C3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y 0</text:p>
                <draw:g>
                  <svg:desc>'100'.A3:'100'.A3</svg:desc>
                </draw:g>
              </table:table-cell>
              <table:table-cell office:value-type="string">
                <text:p>Query 1</text:p>
                <draw:g>
                  <svg:desc>'100'.B3:'100'.B3</svg:desc>
                </draw:g>
              </table:table-cell>
              <table:table-cell office:value-type="string">
                <text:p>Query 2</text:p>
                <draw:g>
                  <svg:desc>'100'.C3:'100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56650760000048">
                <text:p>0.0156650760000048</text:p>
                <draw:g>
                  <svg:desc>'100'.A4:'100'.A33</svg:desc>
                </draw:g>
              </table:table-cell>
              <table:table-cell office:value-type="float" office:value="0.0135025899999164">
                <text:p>0.0135025899999164</text:p>
                <draw:g>
                  <svg:desc>'100'.B4:'100'.B33</svg:desc>
                </draw:g>
              </table:table-cell>
              <table:table-cell office:value-type="float" office:value="0.0691361540002617">
                <text:p>0.0691361540002617</text:p>
                <draw:g>
                  <svg:desc>'100'.C4:'100'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15902839997943">
                <text:p>0.0115902839997943</text:p>
              </table:table-cell>
              <table:table-cell office:value-type="float" office:value="0.00487114399993516">
                <text:p>0.00487114399993516</text:p>
              </table:table-cell>
              <table:table-cell office:value-type="float" office:value="0.0475954530002127">
                <text:p>0.0475954530002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9149869999783">
                <text:p>0.0109149869999783</text:p>
              </table:table-cell>
              <table:table-cell office:value-type="float" office:value="0.00471363399992697">
                <text:p>0.00471363399992697</text:p>
              </table:table-cell>
              <table:table-cell office:value-type="float" office:value="0.0245314650001092">
                <text:p>0.02453146500010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10529730000053">
                <text:p>0.0110529730000053</text:p>
              </table:table-cell>
              <table:table-cell office:value-type="float" office:value="0.00607887499973003">
                <text:p>0.00607887499973003</text:p>
              </table:table-cell>
              <table:table-cell office:value-type="float" office:value="0.0245805270001256">
                <text:p>0.02458052700012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5114779996475">
                <text:p>0.0115114779996475</text:p>
              </table:table-cell>
              <table:table-cell office:value-type="float" office:value="0.00552698199999213">
                <text:p>0.00552698199999213</text:p>
              </table:table-cell>
              <table:table-cell office:value-type="float" office:value="0.0244144689995664">
                <text:p>0.0244144689995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1999324000044">
                <text:p>0.011999324000044</text:p>
              </table:table-cell>
              <table:table-cell office:value-type="float" office:value="0.00552790999972785">
                <text:p>0.00552790999972785</text:p>
              </table:table-cell>
              <table:table-cell office:value-type="float" office:value="0.0500868240001182">
                <text:p>0.0500868240001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5782029999755">
                <text:p>0.0125782029999755</text:p>
              </table:table-cell>
              <table:table-cell office:value-type="float" office:value="0.00544753400026821">
                <text:p>0.00544753400026821</text:p>
              </table:table-cell>
              <table:table-cell office:value-type="float" office:value="0.0246261239999512">
                <text:p>0.0246261239999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42997550001383">
                <text:p>0.0142997550001383</text:p>
              </table:table-cell>
              <table:table-cell office:value-type="float" office:value="0.00500859500016304">
                <text:p>0.00500859500016304</text:p>
              </table:table-cell>
              <table:table-cell office:value-type="float" office:value="0.0251491509998232">
                <text:p>0.0251491509998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34180770000967">
                <text:p>0.0134180770000967</text:p>
              </table:table-cell>
              <table:table-cell office:value-type="float" office:value="0.00461856700030694">
                <text:p>0.00461856700030694</text:p>
              </table:table-cell>
              <table:table-cell office:value-type="float" office:value="0.0258084429997325">
                <text:p>0.0258084429997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21019919997707">
                <text:p>0.0121019919997707</text:p>
              </table:table-cell>
              <table:table-cell office:value-type="float" office:value="0.00566329699995549">
                <text:p>0.00566329699995549</text:p>
              </table:table-cell>
              <table:table-cell office:value-type="float" office:value="0.0313038480003343">
                <text:p>0.0313038480003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0214300002554">
                <text:p>0.0110214300002554</text:p>
              </table:table-cell>
              <table:table-cell office:value-type="float" office:value="0.004988886999854">
                <text:p>0.004988886999854</text:p>
              </table:table-cell>
              <table:table-cell office:value-type="float" office:value="0.0277272879998236">
                <text:p>0.02772728799982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07952499997737">
                <text:p>0.0107952499997737</text:p>
              </table:table-cell>
              <table:table-cell office:value-type="float" office:value="0.0045836560002499">
                <text:p>0.0045836560002499</text:p>
              </table:table-cell>
              <table:table-cell office:value-type="float" office:value="0.0294522130002406">
                <text:p>0.02945221300024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09906529996806">
                <text:p>0.0109906529996806</text:p>
              </table:table-cell>
              <table:table-cell office:value-type="float" office:value="0.00479661999997916">
                <text:p>0.00479661999997916</text:p>
              </table:table-cell>
              <table:table-cell office:value-type="float" office:value="0.0246896540002126">
                <text:p>0.0246896540002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08725550003328">
                <text:p>0.0108725550003328</text:p>
              </table:table-cell>
              <table:table-cell office:value-type="float" office:value="0.00636499299980642">
                <text:p>0.00636499299980642</text:p>
              </table:table-cell>
              <table:table-cell office:value-type="float" office:value="0.0256402520003576">
                <text:p>0.0256402520003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06590980003602">
                <text:p>0.0106590980003602</text:p>
              </table:table-cell>
              <table:table-cell office:value-type="float" office:value="0.00481708999996044">
                <text:p>0.00481708999996044</text:p>
              </table:table-cell>
              <table:table-cell office:value-type="float" office:value="0.0248036170000887">
                <text:p>0.02480361700008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09456650002358">
                <text:p>0.0109456650002358</text:p>
              </table:table-cell>
              <table:table-cell office:value-type="float" office:value="0.0048498070000278">
                <text:p>0.0048498070000278</text:p>
              </table:table-cell>
              <table:table-cell office:value-type="float" office:value="0.0246917209997264">
                <text:p>0.0246917209997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17114989998299">
                <text:p>0.0117114989998299</text:p>
              </table:table-cell>
              <table:table-cell office:value-type="float" office:value="0.00615445399989767">
                <text:p>0.00615445399989767</text:p>
              </table:table-cell>
              <table:table-cell office:value-type="float" office:value="0.0240981699998883">
                <text:p>0.02409816999988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11456650001855">
                <text:p>0.0111456650001855</text:p>
              </table:table-cell>
              <table:table-cell office:value-type="float" office:value="0.00461214300003121">
                <text:p>0.00461214300003121</text:p>
              </table:table-cell>
              <table:table-cell office:value-type="float" office:value="0.0249922860002698">
                <text:p>0.02499228600026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09676790002595">
                <text:p>0.0109676790002595</text:p>
              </table:table-cell>
              <table:table-cell office:value-type="float" office:value="0.00838517000011052">
                <text:p>0.00838517000011052</text:p>
              </table:table-cell>
              <table:table-cell office:value-type="float" office:value="0.027810848000172">
                <text:p>0.0278108480001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09531709999828">
                <text:p>0.0109531709999828</text:p>
              </table:table-cell>
              <table:table-cell office:value-type="float" office:value="0.00761733300032574">
                <text:p>0.00761733300032574</text:p>
              </table:table-cell>
              <table:table-cell office:value-type="float" office:value="0.042334966999988">
                <text:p>0.0423349669999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17315009997583">
                <text:p>0.0117315009997583</text:p>
              </table:table-cell>
              <table:table-cell office:value-type="float" office:value="0.00595382700021219">
                <text:p>0.00595382700021219</text:p>
              </table:table-cell>
              <table:table-cell office:value-type="float" office:value="0.024385600000187">
                <text:p>0.0243856000001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9881619998523">
                <text:p>0.0119881619998523</text:p>
              </table:table-cell>
              <table:table-cell office:value-type="float" office:value="0.00667155399969488">
                <text:p>0.00667155399969488</text:p>
              </table:table-cell>
              <table:table-cell office:value-type="float" office:value="0.0245779970000513">
                <text:p>0.02457799700005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26598389997525">
                <text:p>0.0126598389997525</text:p>
              </table:table-cell>
              <table:table-cell office:value-type="float" office:value="0.00583208399984869">
                <text:p>0.00583208399984869</text:p>
              </table:table-cell>
              <table:table-cell office:value-type="float" office:value="0.0245830359999672">
                <text:p>0.02458303599996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37801870000658">
                <text:p>0.0137801870000658</text:p>
              </table:table-cell>
              <table:table-cell office:value-type="float" office:value="0.00575522700000875">
                <text:p>0.00575522700000875</text:p>
              </table:table-cell>
              <table:table-cell office:value-type="float" office:value="0.0245143550000648">
                <text:p>0.02451435500006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59061630001816">
                <text:p>0.0159061630001816</text:p>
              </table:table-cell>
              <table:table-cell office:value-type="float" office:value="0.00757716899988736">
                <text:p>0.00757716899988736</text:p>
              </table:table-cell>
              <table:table-cell office:value-type="float" office:value="0.0243368880001071">
                <text:p>0.02433688800010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41021069998715">
                <text:p>0.0141021069998715</text:p>
              </table:table-cell>
              <table:table-cell office:value-type="float" office:value="0.00598971599993092">
                <text:p>0.00598971599993092</text:p>
              </table:table-cell>
              <table:table-cell office:value-type="float" office:value="0.024467321999964">
                <text:p>0.024467321999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40348820002509">
                <text:p>0.0240348820002509</text:p>
              </table:table-cell>
              <table:table-cell office:value-type="float" office:value="0.0062405939997916">
                <text:p>0.0062405939997916</text:p>
              </table:table-cell>
              <table:table-cell office:value-type="float" office:value="0.0247407480001129">
                <text:p>0.02474074800011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85095829997408">
                <text:p>0.0185095829997408</text:p>
              </table:table-cell>
              <table:table-cell office:value-type="float" office:value="0.00744216500015682">
                <text:p>0.00744216500015682</text:p>
              </table:table-cell>
              <table:table-cell office:value-type="float" office:value="0.0275069489998714">
                <text:p>0.0275069489998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46639279996634">
                <text:p>0.0146639279996634</text:p>
              </table:table-cell>
              <table:table-cell office:value-type="float" office:value="0.00652108899976156">
                <text:p>0.00652108899976156</text:p>
              </table:table-cell>
              <table:table-cell office:value-type="float" office:value="0.0540517560002627">
                <text:p>0.0540517560002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57920530000411">
                <text:p>0.0157920530000411</text:p>
              </table:table-cell>
              <table:table-cell office:value-type="float" office:value="0.00716758499993375">
                <text:p>0.00716758499993375</text:p>
              </table:table-cell>
              <table:table-cell office:value-type="float" office:value="0.0438553119997778">
                <text:p>0.04385531199977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65cm" svg:height="11.135cm" xlink:href=".." xlink:type="simple" chart:class="chart:line" chart:style-name="ch1">
        <chart:title svg:x="7.532cm" svg:y="0.358cm" chart:style-name="ch2">
          <text:p>Query execution time</text:p>
        </chart:title>
        <chart:subtitle svg:x="7.942cm" svg:y="1.359cm" chart:style-name="ch3">
          <text:p>Dataset size: 10000</text:p>
        </chart:subtitle>
        <chart:legend chart:legend-position="end" svg:x="16.904cm" svg:y="4.77cm" style:legend-expansion="high" chart:style-name="ch4"/>
        <chart:plot-area chart:style-name="ch5" table:cell-range-address="'10000'.A3:'10000'.C33" chart:data-source-has-labels="row" svg:x="1.4cm" svg:y="2.264cm" svg:width="15.115cm" svg:height="7.668cm">
          <chartooo:coordinate-region svg:x="1.836cm" svg:y="2.464cm" svg:width="14.492cm" svg:height="6.821cm"/>
          <chart:axis chart:dimension="x" chart:name="primary-x" chart:style-name="ch6">
            <chart:title svg:x="7.749cm" svg:y="10.154cm" chart:style-name="ch7">
              <text:p>Query repetition</text:p>
            </chart:title>
          </chart:axis>
          <chart:axis chart:dimension="y" chart:name="primary-y" chart:style-name="ch6">
            <chart:title svg:x="0.451cm" svg:y="6.87cm" chart:style-name="ch8">
              <text:p>Time (ms)</text:p>
            </chart:title>
            <chart:grid chart:style-name="ch9" chart:class="major"/>
          </chart:axis>
          <chart:series chart:style-name="ch10" chart:values-cell-range-address="'10000'.A4:'10000'.A33" chart:label-cell-address="'10000'.A3:'10000'.A3" chart:class="chart:line">
            <chart:data-point chart:repeated="30"/>
          </chart:series>
          <chart:series chart:style-name="ch11" chart:values-cell-range-address="'10000'.B4:'10000'.B33" chart:label-cell-address="'10000'.B3:'10000'.B3" chart:class="chart:line">
            <chart:data-point chart:repeated="30"/>
          </chart:series>
          <chart:series chart:style-name="ch12" chart:values-cell-range-address="'10000'.C4:'10000'.C33" chart:label-cell-address="'10000'.C3:'10000'.C3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ery 0</text:p>
                <draw:g>
                  <svg:desc>'10000'.A3:'10000'.A3</svg:desc>
                </draw:g>
              </table:table-cell>
              <table:table-cell office:value-type="string">
                <text:p>Query 1</text:p>
                <draw:g>
                  <svg:desc>'10000'.B3:'10000'.B3</svg:desc>
                </draw:g>
              </table:table-cell>
              <table:table-cell office:value-type="string">
                <text:p>Query 2</text:p>
                <draw:g>
                  <svg:desc>'10000'.C3:'10000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3934722999256">
                <text:p>0.743934722999256</text:p>
                <draw:g>
                  <svg:desc>'10000'.A4:'10000'.A33</svg:desc>
                </draw:g>
              </table:table-cell>
              <table:table-cell office:value-type="float" office:value="0.0708378429999357">
                <text:p>0.0708378429999357</text:p>
                <draw:g>
                  <svg:desc>'10000'.B4:'10000'.B33</svg:desc>
                </draw:g>
              </table:table-cell>
              <table:table-cell office:value-type="float" office:value="4.40003711400004">
                <text:p>4.40003711400004</text:p>
                <draw:g>
                  <svg:desc>'10000'.C4:'10000'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3391041000359">
                <text:p>0.593391041000359</text:p>
              </table:table-cell>
              <table:table-cell office:value-type="float" office:value="0.0505636719999529">
                <text:p>0.0505636719999529</text:p>
              </table:table-cell>
              <table:table-cell office:value-type="float" office:value="4.56720239499919">
                <text:p>4.56720239499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4434447000167">
                <text:p>0.564434447000167</text:p>
              </table:table-cell>
              <table:table-cell office:value-type="float" office:value="0.0494619159999274">
                <text:p>0.0494619159999274</text:p>
              </table:table-cell>
              <table:table-cell office:value-type="float" office:value="4.49650041699988">
                <text:p>4.496500416999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4069006999926">
                <text:p>0.584069006999926</text:p>
              </table:table-cell>
              <table:table-cell office:value-type="float" office:value="0.0518980960005138">
                <text:p>0.0518980960005138</text:p>
              </table:table-cell>
              <table:table-cell office:value-type="float" office:value="4.46671065100054">
                <text:p>4.46671065100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58913402000144">
                <text:p>0.558913402000144</text:p>
              </table:table-cell>
              <table:table-cell office:value-type="float" office:value="0.0473919989999558">
                <text:p>0.0473919989999558</text:p>
              </table:table-cell>
              <table:table-cell office:value-type="float" office:value="4.54711087499982">
                <text:p>4.54711087499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66020689996">
                <text:p>0.5666020689996</text:p>
              </table:table-cell>
              <table:table-cell office:value-type="float" office:value="0.0487052770004084">
                <text:p>0.0487052770004084</text:p>
              </table:table-cell>
              <table:table-cell office:value-type="float" office:value="4.40406626000004">
                <text:p>4.40406626000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9578327999989">
                <text:p>0.619578327999989</text:p>
              </table:table-cell>
              <table:table-cell office:value-type="float" office:value="0.0466867329996603">
                <text:p>0.0466867329996603</text:p>
              </table:table-cell>
              <table:table-cell office:value-type="float" office:value="4.39487806300076">
                <text:p>4.394878063000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8111676000663">
                <text:p>0.778111676000663</text:p>
              </table:table-cell>
              <table:table-cell office:value-type="float" office:value="0.0482051770004546">
                <text:p>0.0482051770004546</text:p>
              </table:table-cell>
              <table:table-cell office:value-type="float" office:value="4.64161105699986">
                <text:p>4.641611056999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19346457999563">
                <text:p>0.719346457999563</text:p>
              </table:table-cell>
              <table:table-cell office:value-type="float" office:value="0.047281617000408">
                <text:p>0.047281617000408</text:p>
              </table:table-cell>
              <table:table-cell office:value-type="float" office:value="4.3685933480001">
                <text:p>4.368593348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0150414000382">
                <text:p>0.600150414000382</text:p>
              </table:table-cell>
              <table:table-cell office:value-type="float" office:value="0.0493923270005325">
                <text:p>0.0493923270005325</text:p>
              </table:table-cell>
              <table:table-cell office:value-type="float" office:value="4.72733898299975">
                <text:p>4.72733898299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0923283999473">
                <text:p>0.590923283999473</text:p>
              </table:table-cell>
              <table:table-cell office:value-type="float" office:value="0.0494182140000703">
                <text:p>0.0494182140000703</text:p>
              </table:table-cell>
              <table:table-cell office:value-type="float" office:value="4.34627303900015">
                <text:p>4.346273039000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2841415999865">
                <text:p>0.552841415999865</text:p>
              </table:table-cell>
              <table:table-cell office:value-type="float" office:value="0.0492281630004072">
                <text:p>0.0492281630004072</text:p>
              </table:table-cell>
              <table:table-cell office:value-type="float" office:value="4.4266969979999">
                <text:p>4.426696997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4706430799979">
                <text:p>0.54706430799979</text:p>
              </table:table-cell>
              <table:table-cell office:value-type="float" office:value="0.0506627770000705">
                <text:p>0.0506627770000705</text:p>
              </table:table-cell>
              <table:table-cell office:value-type="float" office:value="4.35767283000041">
                <text:p>4.35767283000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8873192900046">
                <text:p>0.58873192900046</text:p>
              </table:table-cell>
              <table:table-cell office:value-type="float" office:value="0.0365060539998012">
                <text:p>0.0365060539998012</text:p>
              </table:table-cell>
              <table:table-cell office:value-type="float" office:value="4.2891331030005">
                <text:p>4.2891331030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76573317000111">
                <text:p>0.576573317000111</text:p>
              </table:table-cell>
              <table:table-cell office:value-type="float" office:value="0.036869083000056">
                <text:p>0.036869083000056</text:p>
              </table:table-cell>
              <table:table-cell office:value-type="float" office:value="4.69603279500006">
                <text:p>4.696032795000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43550722999862">
                <text:p>0.643550722999862</text:p>
              </table:table-cell>
              <table:table-cell office:value-type="float" office:value="0.0395016929996927">
                <text:p>0.0395016929996927</text:p>
              </table:table-cell>
              <table:table-cell office:value-type="float" office:value="4.45253224499993">
                <text:p>4.45253224499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48833685000318">
                <text:p>0.548833685000318</text:p>
              </table:table-cell>
              <table:table-cell office:value-type="float" office:value="0.0379959299998518">
                <text:p>0.0379959299998518</text:p>
              </table:table-cell>
              <table:table-cell office:value-type="float" office:value="4.73272176399951">
                <text:p>4.732721763999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0642562799967">
                <text:p>0.60642562799967</text:p>
              </table:table-cell>
              <table:table-cell office:value-type="float" office:value="0.0370855860001029">
                <text:p>0.0370855860001029</text:p>
              </table:table-cell>
              <table:table-cell office:value-type="float" office:value="4.33404833399982">
                <text:p>4.334048333999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1202917999799">
                <text:p>0.711202917999799</text:p>
              </table:table-cell>
              <table:table-cell office:value-type="float" office:value="0.036308444999122">
                <text:p>0.036308444999122</text:p>
              </table:table-cell>
              <table:table-cell office:value-type="float" office:value="4.5005456859999">
                <text:p>4.500545685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37782356000025">
                <text:p>0.737782356000025</text:p>
              </table:table-cell>
              <table:table-cell office:value-type="float" office:value="0.0371461209997506">
                <text:p>0.0371461209997506</text:p>
              </table:table-cell>
              <table:table-cell office:value-type="float" office:value="4.58635283400054">
                <text:p>4.586352834000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15789960000257">
                <text:p>0.615789960000257</text:p>
              </table:table-cell>
              <table:table-cell office:value-type="float" office:value="0.0361724710000999">
                <text:p>0.0361724710000999</text:p>
              </table:table-cell>
              <table:table-cell office:value-type="float" office:value="4.53921885199998">
                <text:p>4.53921885199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87313577999339">
                <text:p>0.587313577999339</text:p>
              </table:table-cell>
              <table:table-cell office:value-type="float" office:value="0.0367868149996866">
                <text:p>0.0367868149996866</text:p>
              </table:table-cell>
              <table:table-cell office:value-type="float" office:value="4.68437188700045">
                <text:p>4.684371887000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65890373000002">
                <text:p>0.565890373000002</text:p>
              </table:table-cell>
              <table:table-cell office:value-type="float" office:value="0.036230312999578">
                <text:p>0.036230312999578</text:p>
              </table:table-cell>
              <table:table-cell office:value-type="float" office:value="4.51003905800008">
                <text:p>4.510039058000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44551681000485">
                <text:p>0.544551681000485</text:p>
              </table:table-cell>
              <table:table-cell office:value-type="float" office:value="0.0375367390006431">
                <text:p>0.0375367390006431</text:p>
              </table:table-cell>
              <table:table-cell office:value-type="float" office:value="5.01041970200004">
                <text:p>5.010419702000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62726118999308">
                <text:p>0.562726118999308</text:p>
              </table:table-cell>
              <table:table-cell office:value-type="float" office:value="0.0371572879994346">
                <text:p>0.0371572879994346</text:p>
              </table:table-cell>
              <table:table-cell office:value-type="float" office:value="4.6302041529998">
                <text:p>4.6302041529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99274948000129">
                <text:p>0.599274948000129</text:p>
              </table:table-cell>
              <table:table-cell office:value-type="float" office:value="0.0370341549996738">
                <text:p>0.0370341549996738</text:p>
              </table:table-cell>
              <table:table-cell office:value-type="float" office:value="4.16051226800028">
                <text:p>4.160512268000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1320008999901">
                <text:p>0.591320008999901</text:p>
              </table:table-cell>
              <table:table-cell office:value-type="float" office:value="0.0360509949996413">
                <text:p>0.0360509949996413</text:p>
              </table:table-cell>
              <table:table-cell office:value-type="float" office:value="4.77357654499974">
                <text:p>4.773576544999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20528438000292">
                <text:p>0.620528438000292</text:p>
              </table:table-cell>
              <table:table-cell office:value-type="float" office:value="0.038314182999784">
                <text:p>0.038314182999784</text:p>
              </table:table-cell>
              <table:table-cell office:value-type="float" office:value="4.27764670600027">
                <text:p>4.277646706000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78560465000373">
                <text:p>0.678560465000373</text:p>
              </table:table-cell>
              <table:table-cell office:value-type="float" office:value="0.0364089700005934">
                <text:p>0.0364089700005934</text:p>
              </table:table-cell>
              <table:table-cell office:value-type="float" office:value="4.80881891599984">
                <text:p>4.808818915999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1397563499977">
                <text:p>0.71397563499977</text:p>
              </table:table-cell>
              <table:table-cell office:value-type="float" office:value="0.0370457219996752">
                <text:p>0.0370457219996752</text:p>
              </table:table-cell>
              <table:table-cell office:value-type="float" office:value="4.6198762920003">
                <text:p>4.61987629200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